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Mono" svg:font-family="'Ubuntu Mono'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36pt" officeooo:rsid="000a1e7a" officeooo:paragraph-rsid="000a1e7a" style:font-size-asian="31.5pt" style:font-size-complex="36pt"/>
    </style:style>
    <style:style style:name="P2" style:family="paragraph" style:parent-style-name="Standard">
      <style:text-properties style:font-name="Ubuntu Mono" fo:font-size="26pt" officeooo:rsid="000a1e7a" officeooo:paragraph-rsid="000a1e7a" style:font-size-asian="22.75pt" style:font-size-complex="26pt"/>
    </style:style>
    <style:style style:name="P3" style:family="paragraph" style:parent-style-name="Standard">
      <style:text-properties style:font-name="Ubuntu Mono" fo:font-size="26pt" officeooo:rsid="000ae428" officeooo:paragraph-rsid="000ae428" style:font-size-asian="22.75pt" style:font-size-complex="26pt"/>
    </style:style>
    <style:style style:name="P4" style:family="paragraph" style:parent-style-name="Standard">
      <style:paragraph-properties fo:margin-top="0in" fo:margin-bottom="0in" loext:contextual-spacing="false" fo:line-height="0.1752in" fo:text-align="start" style:justify-single-word="false"/>
      <style:text-properties style:font-name="Ubuntu Mono" fo:font-size="12pt" officeooo:paragraph-rsid="000c46df" style:font-size-asian="12pt" style:font-size-complex="12pt"/>
    </style:style>
    <style:style style:name="P5" style:family="paragraph" style:parent-style-name="Standard">
      <style:paragraph-properties fo:margin-top="0in" fo:margin-bottom="0in" loext:contextual-spacing="false" fo:line-height="0.2429in" fo:text-align="start" style:justify-single-word="false"/>
      <style:text-properties style:font-name="Ubuntu Mono" fo:font-size="12pt" officeooo:paragraph-rsid="0015511f" style:font-size-asian="12pt" style:font-size-complex="12pt"/>
    </style:style>
    <style:style style:name="P6" style:family="paragraph" style:parent-style-name="Standard">
      <style:paragraph-properties fo:margin-top="0in" fo:margin-bottom="0in" loext:contextual-spacing="false" fo:line-height="0.2429in" fo:text-align="start" style:justify-single-word="false"/>
      <style:text-properties style:font-name="Ubuntu Mono" fo:font-size="12pt" officeooo:rsid="000c46df" officeooo:paragraph-rsid="000c46df" style:font-size-asian="12pt" style:font-size-complex="12pt"/>
    </style:style>
    <style:style style:name="P7" style:family="paragraph" style:parent-style-name="Standard">
      <style:paragraph-properties fo:margin-top="0.0661in" fo:margin-bottom="0in" loext:contextual-spacing="false" fo:line-height="118%" fo:text-align="start" style:justify-single-word="false">
        <style:tab-stops>
          <style:tab-stop style:position="0.3744in"/>
        </style:tab-stops>
      </style:paragraph-properties>
      <style:text-properties style:font-name="Ubuntu Mono" fo:font-size="12pt" officeooo:rsid="000c46df" officeooo:paragraph-rsid="001cd232" style:font-size-asian="12pt" style:font-size-complex="12pt"/>
    </style:style>
    <style:style style:name="P8" style:family="paragraph" style:parent-style-name="Standard">
      <style:paragraph-properties fo:margin-top="0.0366in" fo:margin-bottom="0in" loext:contextual-spacing="false" fo:line-height="100%" fo:text-align="start" style:justify-single-word="false">
        <style:tab-stops>
          <style:tab-stop style:position="0.3744in"/>
          <style:tab-stop style:position="0.3752in"/>
        </style:tab-stops>
      </style:paragraph-properties>
      <style:text-properties style:text-line-through-style="solid" style:text-line-through-type="single" style:font-name="Ubuntu Mono" fo:font-size="12pt" officeooo:rsid="0024bb28" officeooo:paragraph-rsid="0026c452" style:font-size-asian="12pt" style:font-size-complex="12pt"/>
    </style:style>
    <style:style style:name="P9" style:family="paragraph" style:parent-style-name="Text_20_body">
      <style:paragraph-properties fo:margin-top="0.0661in" fo:margin-bottom="0in" loext:contextual-spacing="false">
        <style:tab-stops>
          <style:tab-stop style:position="0.3744in"/>
        </style:tab-stops>
      </style:paragraph-properties>
      <style:text-properties style:font-name="Ubuntu Mono" fo:font-size="12pt" officeooo:rsid="000c46df" officeooo:paragraph-rsid="0011c95b" style:font-size-asian="12pt" style:font-size-complex="12pt"/>
    </style:style>
    <style:style style:name="P10" style:family="paragraph" style:parent-style-name="Text_20_body">
      <style:paragraph-properties fo:margin-top="0.0661in" fo:margin-bottom="0in" loext:contextual-spacing="false">
        <style:tab-stops>
          <style:tab-stop style:position="0.3744in"/>
        </style:tab-stops>
      </style:paragraph-properties>
      <style:text-properties style:font-name="Ubuntu Mono" fo:font-size="12pt" officeooo:rsid="000c46df" officeooo:paragraph-rsid="0015511f" style:font-size-asian="12pt" style:font-size-complex="12pt"/>
    </style:style>
    <style:style style:name="P11" style:family="paragraph" style:parent-style-name="Text_20_body">
      <style:paragraph-properties fo:margin-top="0.0661in" fo:margin-bottom="0in" loext:contextual-spacing="false">
        <style:tab-stops>
          <style:tab-stop style:position="0.3744in"/>
        </style:tab-stops>
      </style:paragraph-properties>
      <style:text-properties style:font-name="Ubuntu Mono" fo:font-size="12pt" officeooo:rsid="000c46df" officeooo:paragraph-rsid="001b5a78" style:font-size-asian="12pt" style:font-size-complex="12pt"/>
    </style:style>
    <style:style style:name="P12" style:family="paragraph" style:parent-style-name="Text_20_body">
      <style:paragraph-properties fo:margin-top="0.0661in" fo:margin-bottom="0in" loext:contextual-spacing="false">
        <style:tab-stops>
          <style:tab-stop style:position="0.3744in"/>
        </style:tab-stops>
      </style:paragraph-properties>
      <style:text-properties style:font-name="Ubuntu Mono" fo:font-size="12pt" officeooo:rsid="000c46df" officeooo:paragraph-rsid="002306fb" style:font-size-asian="12pt" style:font-size-complex="12pt"/>
    </style:style>
    <style:style style:name="P13" style:family="paragraph" style:parent-style-name="Text_20_body">
      <style:paragraph-properties fo:margin-top="0.0661in" fo:margin-bottom="0in" loext:contextual-spacing="false">
        <style:tab-stops>
          <style:tab-stop style:position="0.3744in"/>
        </style:tab-stops>
      </style:paragraph-properties>
      <style:text-properties style:font-name="Ubuntu Mono" fo:font-size="12pt" officeooo:rsid="000c46df" officeooo:paragraph-rsid="0023281a" style:font-size-asian="12pt" style:font-size-complex="12pt"/>
    </style:style>
    <style:style style:name="P14" style:family="paragraph" style:parent-style-name="Text_20_body">
      <style:paragraph-properties fo:margin-top="0.0661in" fo:margin-bottom="0in" loext:contextual-spacing="false">
        <style:tab-stops>
          <style:tab-stop style:position="0.3744in"/>
        </style:tab-stops>
      </style:paragraph-properties>
      <style:text-properties style:font-name="Ubuntu Mono" fo:font-size="12pt" officeooo:rsid="000c46df" officeooo:paragraph-rsid="0024bb28" style:font-size-asian="12pt" style:font-size-complex="12pt"/>
    </style:style>
    <style:style style:name="P15" style:family="paragraph" style:parent-style-name="Text_20_body">
      <style:paragraph-properties fo:margin-top="0.0661in" fo:margin-bottom="0in" loext:contextual-spacing="false">
        <style:tab-stops>
          <style:tab-stop style:position="0.3744in"/>
        </style:tab-stops>
      </style:paragraph-properties>
      <style:text-properties style:font-name="Ubuntu Mono" fo:font-size="12pt" officeooo:rsid="000c46df" officeooo:paragraph-rsid="0026c452" style:font-size-asian="12pt" style:font-size-complex="12pt"/>
    </style:style>
    <style:style style:name="P16" style:family="paragraph" style:parent-style-name="Text_20_body">
      <style:paragraph-properties fo:margin-top="0.0661in" fo:margin-bottom="0in" loext:contextual-spacing="false" fo:line-height="118%" fo:text-align="start" style:justify-single-word="false">
        <style:tab-stops>
          <style:tab-stop style:position="0.3744in"/>
        </style:tab-stops>
      </style:paragraph-properties>
      <style:text-properties style:font-name="Ubuntu Mono" fo:font-size="12pt" officeooo:rsid="000c46df" officeooo:paragraph-rsid="001282c2" style:font-size-asian="12pt" style:font-size-complex="12pt"/>
    </style:style>
    <style:style style:name="P17" style:family="paragraph" style:parent-style-name="Text_20_body">
      <style:paragraph-properties fo:margin-top="0.0661in" fo:margin-bottom="0in" loext:contextual-spacing="false" fo:line-height="118%" fo:text-align="start" style:justify-single-word="false">
        <style:tab-stops>
          <style:tab-stop style:position="0.3744in"/>
        </style:tab-stops>
      </style:paragraph-properties>
      <style:text-properties style:font-name="Ubuntu Mono" fo:font-size="12pt" officeooo:rsid="000c46df" officeooo:paragraph-rsid="001b5a78" style:font-size-asian="12pt" style:font-size-complex="12pt"/>
    </style:style>
    <style:style style:name="P18" style:family="paragraph" style:parent-style-name="Text_20_body">
      <style:paragraph-properties fo:margin-top="0.0661in" fo:margin-bottom="0in" loext:contextual-spacing="false" fo:line-height="118%" fo:text-align="justify" style:justify-single-word="false">
        <style:tab-stops>
          <style:tab-stop style:position="0.3744in"/>
        </style:tab-stops>
      </style:paragraph-properties>
      <style:text-properties style:font-name="Ubuntu Mono" fo:font-size="12pt" officeooo:rsid="000c46df" officeooo:paragraph-rsid="001b5a78" style:font-size-asian="12pt" style:font-size-complex="12pt"/>
    </style:style>
    <style:style style:name="P19" style:family="paragraph" style:parent-style-name="Text_20_body">
      <style:paragraph-properties fo:margin-top="0.0661in" fo:margin-bottom="0in" loext:contextual-spacing="false">
        <style:tab-stops>
          <style:tab-stop style:position="0.3744in"/>
        </style:tab-stops>
      </style:paragraph-properties>
      <style:text-properties style:font-name="Ubuntu Mono" fo:font-size="12pt" officeooo:paragraph-rsid="000c46df" style:font-size-asian="12pt" style:font-size-complex="12pt"/>
    </style:style>
    <style:style style:name="P20" style:family="paragraph" style:parent-style-name="Text_20_body">
      <style:paragraph-properties fo:margin-top="0.0661in" fo:margin-bottom="0in" loext:contextual-spacing="false">
        <style:tab-stops>
          <style:tab-stop style:position="0.3744in"/>
        </style:tab-stops>
      </style:paragraph-properties>
      <style:text-properties style:font-name="Ubuntu Mono" fo:font-size="12pt" officeooo:paragraph-rsid="0011c95b" style:font-size-asian="12pt" style:font-size-complex="12pt"/>
    </style:style>
    <style:style style:name="P21" style:family="paragraph" style:parent-style-name="Text_20_body">
      <style:paragraph-properties fo:margin-top="0.0661in" fo:margin-bottom="0in" loext:contextual-spacing="false">
        <style:tab-stops>
          <style:tab-stop style:position="0.3744in"/>
        </style:tab-stops>
      </style:paragraph-properties>
      <style:text-properties style:font-name="Ubuntu Mono" fo:font-size="12pt" officeooo:rsid="000d8fdd" officeooo:paragraph-rsid="0011c95b" style:font-size-asian="12pt" style:font-size-complex="12pt"/>
    </style:style>
    <style:style style:name="P22" style:family="paragraph" style:parent-style-name="Text_20_body">
      <style:paragraph-properties fo:margin-top="0.0661in" fo:margin-bottom="0in" loext:contextual-spacing="false" fo:line-height="118%" fo:text-align="start" style:justify-single-word="false">
        <style:tab-stops>
          <style:tab-stop style:position="0.3744in"/>
        </style:tab-stops>
      </style:paragraph-properties>
      <style:text-properties style:font-name="Ubuntu Mono" fo:font-size="12pt" officeooo:paragraph-rsid="0015511f" style:font-size-asian="12pt" style:font-size-complex="12pt"/>
    </style:style>
    <style:style style:name="P23" style:family="paragraph" style:parent-style-name="Text_20_body">
      <style:paragraph-properties fo:margin-top="0.0661in" fo:margin-bottom="0in" loext:contextual-spacing="false" fo:line-height="118%" fo:text-align="start" style:justify-single-word="false">
        <style:tab-stops>
          <style:tab-stop style:position="0.3744in"/>
        </style:tab-stops>
      </style:paragraph-properties>
      <style:text-properties style:font-name="Ubuntu Mono" fo:font-size="12pt" officeooo:paragraph-rsid="001282c2" style:font-size-asian="12pt" style:font-size-complex="12pt"/>
    </style:style>
    <style:style style:name="P24" style:family="paragraph" style:parent-style-name="Text_20_body">
      <style:paragraph-properties fo:margin-top="0.0661in" fo:margin-bottom="0in" loext:contextual-spacing="false" fo:line-height="118%" fo:text-align="start" style:justify-single-word="false">
        <style:tab-stops>
          <style:tab-stop style:position="0.3744in"/>
        </style:tab-stops>
      </style:paragraph-properties>
      <style:text-properties style:font-name="Ubuntu Mono" fo:font-size="12pt" officeooo:paragraph-rsid="001b5a78" style:font-size-asian="12pt" style:font-size-complex="12pt"/>
    </style:style>
    <style:style style:name="P25" style:family="paragraph" style:parent-style-name="Text_20_body">
      <style:paragraph-properties fo:margin-top="0.0661in" fo:margin-bottom="0in" loext:contextual-spacing="false" fo:line-height="0.2429in" fo:text-align="start" style:justify-single-word="false">
        <style:tab-stops>
          <style:tab-stop style:position="0.3744in"/>
        </style:tab-stops>
      </style:paragraph-properties>
      <style:text-properties style:font-name="Ubuntu Mono" fo:font-size="12pt" officeooo:paragraph-rsid="001cd232" style:font-size-asian="12pt" style:font-size-complex="12pt"/>
    </style:style>
    <style:style style:name="P26" style:family="paragraph" style:parent-style-name="Text_20_body">
      <style:paragraph-properties fo:margin-top="0.0661in" fo:margin-bottom="0in" loext:contextual-spacing="false">
        <style:tab-stops>
          <style:tab-stop style:position="0.3744in"/>
        </style:tab-stops>
      </style:paragraph-properties>
      <style:text-properties style:font-name="Ubuntu Mono" officeooo:rsid="000d8fdd" officeooo:paragraph-rsid="0011c95b"/>
    </style:style>
    <style:style style:name="P27" style:family="paragraph" style:parent-style-name="Text_20_body">
      <style:paragraph-properties fo:margin-top="0.0661in" fo:margin-bottom="0in" loext:contextual-spacing="false">
        <style:tab-stops>
          <style:tab-stop style:position="0.3744in"/>
        </style:tab-stops>
      </style:paragraph-properties>
      <style:text-properties officeooo:paragraph-rsid="0011c95b"/>
    </style:style>
    <style:style style:name="P28" style:family="paragraph" style:parent-style-name="Text_20_body">
      <style:paragraph-properties fo:margin-top="0.0661in" fo:margin-bottom="0in" loext:contextual-spacing="false">
        <style:tab-stops>
          <style:tab-stop style:position="0.3744in"/>
        </style:tab-stops>
      </style:paragraph-properties>
      <style:text-properties officeooo:paragraph-rsid="0015511f"/>
    </style:style>
    <style:style style:name="P29" style:family="paragraph" style:parent-style-name="Text_20_body">
      <style:paragraph-properties fo:margin-top="0.0661in" fo:margin-bottom="0in" loext:contextual-spacing="false">
        <style:tab-stops>
          <style:tab-stop style:position="0.3744in"/>
        </style:tab-stops>
      </style:paragraph-properties>
      <style:text-properties officeooo:paragraph-rsid="001cd232"/>
    </style:style>
    <style:style style:name="P30" style:family="paragraph" style:parent-style-name="Text_20_body">
      <style:paragraph-properties fo:margin-top="0.0661in" fo:margin-bottom="0in" loext:contextual-spacing="false">
        <style:tab-stops>
          <style:tab-stop style:position="0.3744in"/>
        </style:tab-stops>
      </style:paragraph-properties>
      <style:text-properties officeooo:paragraph-rsid="001b5a78"/>
    </style:style>
    <style:style style:name="P31" style:family="paragraph" style:parent-style-name="Text_20_body">
      <style:paragraph-properties fo:margin-top="0.0661in" fo:margin-bottom="0in" loext:contextual-spacing="false">
        <style:tab-stops>
          <style:tab-stop style:position="0.3744in"/>
        </style:tab-stops>
      </style:paragraph-properties>
      <style:text-properties officeooo:paragraph-rsid="002306fb"/>
    </style:style>
    <style:style style:name="P32" style:family="paragraph" style:parent-style-name="Text_20_body">
      <style:paragraph-properties fo:margin-top="0.0661in" fo:margin-bottom="0in" loext:contextual-spacing="false">
        <style:tab-stops>
          <style:tab-stop style:position="0.3744in"/>
        </style:tab-stops>
      </style:paragraph-properties>
      <style:text-properties officeooo:paragraph-rsid="0023281a"/>
    </style:style>
    <style:style style:name="P33" style:family="paragraph" style:parent-style-name="Text_20_body">
      <style:paragraph-properties fo:margin-top="0.0661in" fo:margin-bottom="0in" loext:contextual-spacing="false">
        <style:tab-stops>
          <style:tab-stop style:position="0.3744in"/>
        </style:tab-stops>
      </style:paragraph-properties>
      <style:text-properties officeooo:paragraph-rsid="0024bb28"/>
    </style:style>
    <style:style style:name="P34" style:family="paragraph" style:parent-style-name="Text_20_body">
      <style:paragraph-properties fo:margin-top="0.0661in" fo:margin-bottom="0in" loext:contextual-spacing="false">
        <style:tab-stops>
          <style:tab-stop style:position="0.3744in"/>
        </style:tab-stops>
      </style:paragraph-properties>
      <style:text-properties officeooo:paragraph-rsid="0029c8b5"/>
    </style:style>
    <style:style style:name="P35" style:family="paragraph" style:parent-style-name="Text_20_body">
      <style:paragraph-properties fo:margin-top="0.0661in" fo:margin-bottom="0in" loext:contextual-spacing="false" fo:line-height="118%" fo:text-align="start" style:justify-single-word="false">
        <style:tab-stops>
          <style:tab-stop style:position="0.3744in"/>
        </style:tab-stops>
      </style:paragraph-properties>
      <style:text-properties officeooo:paragraph-rsid="001cd232"/>
    </style:style>
    <style:style style:name="P36" style:family="paragraph" style:parent-style-name="Text_20_body">
      <style:paragraph-properties fo:margin-top="0.0319in" fo:margin-bottom="0in" loext:contextual-spacing="false" fo:line-height="118%">
        <style:tab-stops>
          <style:tab-stop style:position="0.3744in"/>
        </style:tab-stops>
      </style:paragraph-properties>
      <style:text-properties style:font-name="Ubuntu Mono" fo:font-size="12pt" officeooo:paragraph-rsid="000c46df" style:font-size-asian="12pt" style:font-size-complex="12pt"/>
    </style:style>
    <style:style style:name="P37" style:family="paragraph" style:parent-style-name="Text_20_body">
      <style:paragraph-properties fo:margin-top="0.0319in" fo:margin-bottom="0in" loext:contextual-spacing="false" fo:line-height="118%">
        <style:tab-stops>
          <style:tab-stop style:position="0.3744in"/>
        </style:tab-stops>
      </style:paragraph-properties>
      <style:text-properties style:font-name="Ubuntu Mono" fo:font-size="12pt" officeooo:paragraph-rsid="000f2ae1" style:font-size-asian="12pt" style:font-size-complex="12pt"/>
    </style:style>
    <style:style style:name="P38" style:family="paragraph" style:parent-style-name="Text_20_body">
      <style:paragraph-properties fo:margin-top="0.0319in" fo:margin-bottom="0in" loext:contextual-spacing="false" fo:line-height="118%">
        <style:tab-stops>
          <style:tab-stop style:position="0.3744in"/>
        </style:tab-stops>
      </style:paragraph-properties>
      <style:text-properties style:font-name="Ubuntu Mono" fo:font-size="12pt" officeooo:paragraph-rsid="0010a686" style:font-size-asian="12pt" style:font-size-complex="12pt"/>
    </style:style>
    <style:style style:name="P39" style:family="paragraph" style:parent-style-name="Text_20_body">
      <style:paragraph-properties fo:margin-top="0.0319in" fo:margin-bottom="0in" loext:contextual-spacing="false" fo:line-height="118%">
        <style:tab-stops>
          <style:tab-stop style:position="0.3744in"/>
        </style:tab-stops>
      </style:paragraph-properties>
      <style:text-properties style:font-name="Ubuntu Mono" fo:font-size="12pt" officeooo:paragraph-rsid="0011c95b" style:font-size-asian="12pt" style:font-size-complex="12pt"/>
    </style:style>
    <style:style style:name="P40" style:family="paragraph" style:parent-style-name="Text_20_body">
      <style:paragraph-properties fo:margin-top="0.0319in" fo:margin-bottom="0in" loext:contextual-spacing="false" fo:line-height="118%">
        <style:tab-stops>
          <style:tab-stop style:position="0.3744in"/>
        </style:tab-stops>
      </style:paragraph-properties>
      <style:text-properties style:font-name="Ubuntu Mono" fo:font-size="12pt" officeooo:rsid="000f2ae1" officeooo:paragraph-rsid="0011c95b" style:font-size-asian="12pt" style:font-size-complex="12pt"/>
    </style:style>
    <style:style style:name="P41" style:family="paragraph" style:parent-style-name="Text_20_body">
      <style:paragraph-properties fo:margin-top="0.0102in" fo:margin-bottom="0in" loext:contextual-spacing="false"/>
      <style:text-properties style:font-name="Ubuntu Mono" fo:font-size="12pt" officeooo:paragraph-rsid="000c46df" style:font-size-asian="12pt" style:font-size-complex="12pt"/>
    </style:style>
    <style:style style:name="P42" style:family="paragraph" style:parent-style-name="Text_20_body">
      <style:paragraph-properties fo:margin-top="0.0102in" fo:margin-bottom="0in" loext:contextual-spacing="false"/>
      <style:text-properties style:font-name="Ubuntu Mono" fo:font-size="12pt" officeooo:paragraph-rsid="00125b4a" style:font-size-asian="12pt" style:font-size-complex="12pt"/>
    </style:style>
    <style:style style:name="P43" style:family="paragraph" style:parent-style-name="List_20_Paragraph">
      <style:paragraph-properties fo:margin-left="0.0827in" fo:margin-right="0in" fo:margin-top="0.0366in" fo:margin-bottom="0in" loext:contextual-spacing="false" fo:line-height="100%" fo:text-align="start" style:justify-single-word="false" fo:text-indent="0in" style:auto-text-indent="false">
        <style:tab-stops>
          <style:tab-stop style:position="0.3744in"/>
          <style:tab-stop style:position="0.3752in"/>
        </style:tab-stops>
      </style:paragraph-properties>
      <style:text-properties style:font-name="Ubuntu Mono" fo:font-size="12pt" officeooo:paragraph-rsid="000c46df" style:font-size-asian="12pt" style:font-size-complex="12pt"/>
    </style:style>
    <style:style style:name="P44" style:family="paragraph" style:parent-style-name="List_20_Paragraph">
      <style:paragraph-properties fo:margin-left="0in" fo:margin-right="0in" fo:margin-top="0.0366in" fo:margin-bottom="0in" loext:contextual-spacing="false" fo:line-height="118%" fo:text-align="start" style:justify-single-word="false" fo:text-indent="0in" style:auto-text-indent="false">
        <style:tab-stops>
          <style:tab-stop style:position="0.3752in"/>
        </style:tab-stops>
      </style:paragraph-properties>
      <style:text-properties style:font-name="Ubuntu Mono" fo:font-size="12pt" officeooo:paragraph-rsid="0028c44b" style:font-size-asian="12pt" style:font-size-complex="12pt"/>
    </style:style>
    <style:style style:name="P45" style:family="paragraph" style:parent-style-name="List_20_Paragraph">
      <style:paragraph-properties fo:margin-left="0in" fo:margin-right="0in" fo:margin-top="0.0366in" fo:margin-bottom="0in" loext:contextual-spacing="false" fo:line-height="100%" fo:text-align="start" style:justify-single-word="false" fo:text-indent="0in" style:auto-text-indent="false">
        <style:tab-stops>
          <style:tab-stop style:position="0.3744in"/>
          <style:tab-stop style:position="0.3752in"/>
        </style:tab-stops>
      </style:paragraph-properties>
      <style:text-properties style:font-name="Ubuntu Mono" fo:font-size="12pt" officeooo:paragraph-rsid="0024def7" style:font-size-asian="12pt" style:font-size-complex="12pt"/>
    </style:style>
    <style:style style:name="P46" style:family="paragraph" style:parent-style-name="List_20_Paragraph">
      <style:paragraph-properties fo:margin-left="0in" fo:margin-right="0in" fo:margin-top="0.0366in" fo:margin-bottom="0in" loext:contextual-spacing="false" fo:line-height="100%" fo:text-align="start" style:justify-single-word="false" fo:text-indent="0in" style:auto-text-indent="false">
        <style:tab-stops>
          <style:tab-stop style:position="0.3744in"/>
          <style:tab-stop style:position="0.3752in"/>
        </style:tab-stops>
      </style:paragraph-properties>
      <style:text-properties style:font-name="Ubuntu Mono" fo:font-size="12pt" officeooo:paragraph-rsid="0029c8b5" style:font-size-asian="12pt" style:font-size-complex="12pt"/>
    </style:style>
    <style:style style:name="P47" style:family="paragraph" style:parent-style-name="List_20_Paragraph">
      <style:paragraph-properties fo:margin-left="0in" fo:margin-right="0in" fo:margin-top="0.0366in" fo:margin-bottom="0in" loext:contextual-spacing="false" fo:line-height="100%" fo:text-align="start" style:justify-single-word="false" fo:text-indent="0in" style:auto-text-indent="false">
        <style:tab-stops>
          <style:tab-stop style:position="0.3744in"/>
          <style:tab-stop style:position="0.3752in"/>
        </style:tab-stops>
      </style:paragraph-properties>
      <style:text-properties officeooo:paragraph-rsid="0029c8b5"/>
    </style:style>
    <style:style style:name="P48" style:family="paragraph" style:parent-style-name="List_20_Paragraph">
      <style:paragraph-properties fo:margin-left="0in" fo:margin-right="0in" fo:margin-top="0.0366in" fo:margin-bottom="0in" loext:contextual-spacing="false" fo:line-height="100%" fo:text-align="start" style:justify-single-word="false" fo:text-indent="0in" style:auto-text-indent="false">
        <style:tab-stops>
          <style:tab-stop style:position="0.3752in"/>
        </style:tab-stops>
      </style:paragraph-properties>
      <style:text-properties style:text-line-through-style="solid" style:text-line-through-type="single" style:font-name="Ubuntu Mono" fo:font-size="12pt" officeooo:rsid="000c46df" officeooo:paragraph-rsid="0029c8b5" style:font-size-asian="12pt" style:font-size-complex="12pt"/>
    </style:style>
    <style:style style:name="P49" style:family="paragraph" style:parent-style-name="List_20_Paragraph">
      <style:paragraph-properties fo:margin-top="0.0016in" fo:margin-bottom="0in" loext:contextual-spacing="false" fo:line-height="100%" fo:text-align="start" style:justify-single-word="false">
        <style:tab-stops>
          <style:tab-stop style:position="0.3752in"/>
        </style:tab-stops>
      </style:paragraph-properties>
      <style:text-properties style:font-name="Ubuntu Mono" fo:font-size="12pt" officeooo:paragraph-rsid="000c46df" style:font-size-asian="12pt" style:font-size-complex="12pt"/>
    </style:style>
    <style:style style:name="P50" style:family="paragraph" style:parent-style-name="List_20_Paragraph">
      <style:paragraph-properties fo:margin-top="0.0016in" fo:margin-bottom="0in" loext:contextual-spacing="false" fo:line-height="100%" fo:text-align="start" style:justify-single-word="false">
        <style:tab-stops>
          <style:tab-stop style:position="0.3752in"/>
        </style:tab-stops>
      </style:paragraph-properties>
      <style:text-properties style:font-name="Ubuntu Mono" fo:font-size="12pt" officeooo:paragraph-rsid="0026c452" style:font-size-asian="12pt" style:font-size-complex="12pt"/>
    </style:style>
    <style:style style:name="P51" style:family="paragraph" style:parent-style-name="List_20_Paragraph">
      <style:paragraph-properties fo:margin-top="0.0016in" fo:margin-bottom="0in" loext:contextual-spacing="false" fo:line-height="100%" fo:text-align="start" style:justify-single-word="false">
        <style:tab-stops>
          <style:tab-stop style:position="0.3752in"/>
        </style:tab-stops>
      </style:paragraph-properties>
      <style:text-properties style:text-position="0% 100%" style:font-name="Ubuntu Mono" fo:font-size="12pt" officeooo:rsid="0026c452" officeooo:paragraph-rsid="0026c452" style:font-size-asian="12pt" style:font-size-complex="12pt"/>
    </style:style>
    <style:style style:name="P52" style:family="paragraph" style:parent-style-name="List_20_Paragraph">
      <style:paragraph-properties fo:margin-top="0.002in" fo:margin-bottom="0in" loext:contextual-spacing="false" fo:line-height="118%" fo:text-align="start" style:justify-single-word="false">
        <style:tab-stops>
          <style:tab-stop style:position="0.3744in"/>
          <style:tab-stop style:position="0.3752in"/>
        </style:tab-stops>
      </style:paragraph-properties>
      <style:text-properties style:font-name="Ubuntu Mono" fo:font-size="12pt" officeooo:paragraph-rsid="0011c95b" style:font-size-asian="12pt" style:font-size-complex="12pt"/>
    </style:style>
    <style:style style:name="P53" style:family="paragraph" style:parent-style-name="List_20_Paragraph">
      <style:paragraph-properties fo:margin-top="0.002in" fo:margin-bottom="0in" loext:contextual-spacing="false" fo:line-height="118%" fo:text-align="start" style:justify-single-word="false">
        <style:tab-stops>
          <style:tab-stop style:position="0.3744in"/>
          <style:tab-stop style:position="0.3752in"/>
        </style:tab-stops>
      </style:paragraph-properties>
      <style:text-properties style:font-name="Ubuntu Mono" fo:font-size="12pt" officeooo:paragraph-rsid="0011e20b" style:font-size-asian="12pt" style:font-size-complex="12pt"/>
    </style:style>
    <style:style style:name="P54" style:family="paragraph" style:parent-style-name="List_20_Paragraph">
      <style:paragraph-properties fo:margin-top="0.002in" fo:margin-bottom="0in" loext:contextual-spacing="false" fo:line-height="118%" fo:text-align="start" style:justify-single-word="false">
        <style:tab-stops>
          <style:tab-stop style:position="0.3744in"/>
          <style:tab-stop style:position="0.3752in"/>
        </style:tab-stops>
      </style:paragraph-properties>
      <style:text-properties style:font-name="Ubuntu Mono" fo:font-size="12pt" officeooo:paragraph-rsid="00125b4a" style:font-size-asian="12pt" style:font-size-complex="12pt"/>
    </style:style>
    <style:style style:name="P55" style:family="paragraph" style:parent-style-name="List_20_Paragraph">
      <style:paragraph-properties fo:margin-top="0.002in" fo:margin-bottom="0in" loext:contextual-spacing="false" fo:line-height="118%" fo:text-align="start" style:justify-single-word="false">
        <style:tab-stops>
          <style:tab-stop style:position="0.3744in"/>
          <style:tab-stop style:position="0.3752in"/>
        </style:tab-stops>
      </style:paragraph-properties>
      <style:text-properties style:font-name="Ubuntu Mono" fo:font-size="12pt" officeooo:paragraph-rsid="0011f8bc" style:font-size-asian="12pt" style:font-size-complex="12pt"/>
    </style:style>
    <style:style style:name="P56" style:family="paragraph" style:parent-style-name="List_20_Paragraph">
      <style:paragraph-properties fo:margin-top="0.002in" fo:margin-bottom="0in" loext:contextual-spacing="false" fo:line-height="118%" fo:text-align="start" style:justify-single-word="false">
        <style:tab-stops>
          <style:tab-stop style:position="0.3744in"/>
          <style:tab-stop style:position="0.3752in"/>
        </style:tab-stops>
      </style:paragraph-properties>
      <style:text-properties style:font-name="Ubuntu Mono" fo:font-size="12pt" officeooo:paragraph-rsid="002778d3" style:font-size-asian="12pt" style:font-size-complex="12pt"/>
    </style:style>
    <style:style style:name="P57" style:family="paragraph" style:parent-style-name="List_20_Paragraph">
      <style:paragraph-properties fo:margin-top="0.002in" fo:margin-bottom="0in" loext:contextual-spacing="false" fo:line-height="100%" fo:text-align="start" style:justify-single-word="false">
        <style:tab-stops>
          <style:tab-stop style:position="0.3744in"/>
          <style:tab-stop style:position="0.3752in"/>
        </style:tab-stops>
      </style:paragraph-properties>
      <style:text-properties style:font-name="Ubuntu Mono" fo:font-size="12pt" officeooo:paragraph-rsid="000c46df" style:font-size-asian="12pt" style:font-size-complex="12pt"/>
    </style:style>
    <style:style style:name="P58" style:family="paragraph" style:parent-style-name="List_20_Paragraph">
      <style:paragraph-properties fo:margin-top="0.002in" fo:margin-bottom="0in" loext:contextual-spacing="false" fo:line-height="100%" fo:text-align="start" style:justify-single-word="false">
        <style:tab-stops>
          <style:tab-stop style:position="0.3744in"/>
          <style:tab-stop style:position="0.3752in"/>
        </style:tab-stops>
      </style:paragraph-properties>
      <style:text-properties style:font-name="Ubuntu Mono" fo:font-size="12pt" officeooo:paragraph-rsid="002306fb" style:font-size-asian="12pt" style:font-size-complex="12pt"/>
    </style:style>
    <style:style style:name="P59" style:family="paragraph" style:parent-style-name="List_20_Paragraph">
      <style:paragraph-properties fo:margin-top="0.002in" fo:margin-bottom="0in" loext:contextual-spacing="false" fo:line-height="100%" fo:text-align="start" style:justify-single-word="false">
        <style:tab-stops>
          <style:tab-stop style:position="0.3744in"/>
          <style:tab-stop style:position="0.3752in"/>
        </style:tab-stops>
      </style:paragraph-properties>
      <style:text-properties style:font-name="Ubuntu Mono" fo:font-size="12pt" officeooo:paragraph-rsid="00201cce" style:font-size-asian="12pt" style:font-size-complex="12pt"/>
    </style:style>
    <style:style style:name="P60" style:family="paragraph" style:parent-style-name="List_20_Paragraph">
      <style:paragraph-properties fo:margin-top="0.002in" fo:margin-bottom="0in" loext:contextual-spacing="false" fo:line-height="100%" fo:text-align="start" style:justify-single-word="false">
        <style:tab-stops>
          <style:tab-stop style:position="0.3744in"/>
          <style:tab-stop style:position="0.3752in"/>
        </style:tab-stops>
      </style:paragraph-properties>
      <style:text-properties style:font-name="Ubuntu Mono" fo:font-size="12pt" officeooo:rsid="000c46df" officeooo:paragraph-rsid="002306fb" style:font-size-asian="12pt" style:font-size-complex="12pt"/>
    </style:style>
    <style:style style:name="P61" style:family="paragraph" style:parent-style-name="List_20_Paragraph">
      <style:paragraph-properties fo:margin-top="0.002in" fo:margin-bottom="0in" loext:contextual-spacing="false" fo:line-height="100%" fo:text-align="start" style:justify-single-word="false">
        <style:tab-stops>
          <style:tab-stop style:position="0.3744in"/>
          <style:tab-stop style:position="0.3752in"/>
        </style:tab-stops>
      </style:paragraph-properties>
      <style:text-properties style:text-line-through-style="none" style:text-line-through-type="none" style:font-name="Ubuntu Mono" fo:font-size="12pt" officeooo:rsid="0019f69f" officeooo:paragraph-rsid="000c46df" style:font-size-asian="12pt" style:font-size-complex="12pt"/>
    </style:style>
    <style:style style:name="P62" style:family="paragraph" style:parent-style-name="List_20_Paragraph">
      <style:paragraph-properties fo:margin-top="0.002in" fo:margin-bottom="0in" loext:contextual-spacing="false" fo:line-height="100%" fo:text-align="start" style:justify-single-word="false">
        <style:tab-stops>
          <style:tab-stop style:position="0.3744in"/>
          <style:tab-stop style:position="0.3752in"/>
        </style:tab-stops>
      </style:paragraph-properties>
      <style:text-properties style:text-line-through-style="solid" style:text-line-through-type="single" style:font-name="Ubuntu Mono" fo:font-size="12pt" officeooo:paragraph-rsid="00201cce" style:font-size-asian="12pt" style:font-size-complex="12pt"/>
    </style:style>
    <style:style style:name="P63" style:family="paragraph" style:parent-style-name="List_20_Paragraph">
      <style:paragraph-properties fo:margin-top="0.011in" fo:margin-bottom="0in" loext:contextual-spacing="false" fo:line-height="118%" fo:text-align="start" style:justify-single-word="false">
        <style:tab-stops>
          <style:tab-stop style:position="0.3744in"/>
          <style:tab-stop style:position="0.3752in"/>
        </style:tab-stops>
      </style:paragraph-properties>
      <style:text-properties style:font-name="Ubuntu Mono" fo:font-size="12pt" officeooo:paragraph-rsid="0015511f" style:font-size-asian="12pt" style:font-size-complex="12pt"/>
    </style:style>
    <style:style style:name="P64" style:family="paragraph" style:parent-style-name="List_20_Paragraph">
      <style:paragraph-properties fo:margin-top="0.011in" fo:margin-bottom="0in" loext:contextual-spacing="false" fo:line-height="118%" fo:text-align="start" style:justify-single-word="false">
        <style:tab-stops>
          <style:tab-stop style:position="0.3744in"/>
          <style:tab-stop style:position="0.3752in"/>
        </style:tab-stops>
      </style:paragraph-properties>
      <style:text-properties style:font-name="Ubuntu Mono" fo:font-size="12pt" officeooo:paragraph-rsid="001282c2" style:font-size-asian="12pt" style:font-size-complex="12pt"/>
    </style:style>
    <style:style style:name="P65" style:family="paragraph" style:parent-style-name="List_20_Paragraph">
      <style:paragraph-properties fo:margin-top="0.011in" fo:margin-bottom="0in" loext:contextual-spacing="false" fo:line-height="118%" fo:text-align="start" style:justify-single-word="false">
        <style:tab-stops>
          <style:tab-stop style:position="0.3744in"/>
          <style:tab-stop style:position="0.3752in"/>
        </style:tab-stops>
      </style:paragraph-properties>
      <style:text-properties style:font-name="Ubuntu Mono" fo:font-size="12pt" officeooo:paragraph-rsid="000c46df" style:font-size-asian="12pt" style:font-size-complex="12pt"/>
    </style:style>
    <style:style style:name="P66" style:family="paragraph" style:parent-style-name="List_20_Paragraph">
      <style:paragraph-properties fo:margin-top="0.0366in" fo:margin-bottom="0in" loext:contextual-spacing="false" fo:line-height="100%" fo:text-align="start" style:justify-single-word="false">
        <style:tab-stops>
          <style:tab-stop style:position="0.3744in"/>
          <style:tab-stop style:position="0.3752in"/>
        </style:tab-stops>
      </style:paragraph-properties>
      <style:text-properties style:font-name="Ubuntu Mono" fo:font-size="12pt" officeooo:paragraph-rsid="000c46df" style:font-size-asian="12pt" style:font-size-complex="12pt"/>
    </style:style>
    <style:style style:name="P67" style:family="paragraph" style:parent-style-name="List_20_Paragraph">
      <style:paragraph-properties fo:margin-top="0.0366in" fo:margin-bottom="0in" loext:contextual-spacing="false" fo:line-height="100%" fo:text-align="start" style:justify-single-word="false">
        <style:tab-stops>
          <style:tab-stop style:position="0.3744in"/>
          <style:tab-stop style:position="0.3752in"/>
        </style:tab-stops>
      </style:paragraph-properties>
      <style:text-properties style:font-name="Ubuntu Mono" fo:font-size="12pt" officeooo:paragraph-rsid="002306fb" style:font-size-asian="12pt" style:font-size-complex="12pt"/>
    </style:style>
    <style:style style:name="P68" style:family="paragraph" style:parent-style-name="List_20_Paragraph">
      <style:paragraph-properties fo:margin-top="0.0366in" fo:margin-bottom="0in" loext:contextual-spacing="false" fo:line-height="100%" fo:text-align="start" style:justify-single-word="false">
        <style:tab-stops>
          <style:tab-stop style:position="0.3744in"/>
          <style:tab-stop style:position="0.3752in"/>
        </style:tab-stops>
      </style:paragraph-properties>
      <style:text-properties style:font-name="Ubuntu Mono" fo:font-size="12pt" officeooo:paragraph-rsid="0023281a" style:font-size-asian="12pt" style:font-size-complex="12pt"/>
    </style:style>
    <style:style style:name="P69" style:family="paragraph" style:parent-style-name="List_20_Paragraph">
      <style:paragraph-properties fo:margin-top="0.0366in" fo:margin-bottom="0in" loext:contextual-spacing="false" fo:line-height="100%" fo:text-align="start" style:justify-single-word="false">
        <style:tab-stops>
          <style:tab-stop style:position="0.3744in"/>
          <style:tab-stop style:position="0.3752in"/>
        </style:tab-stops>
      </style:paragraph-properties>
      <style:text-properties style:font-name="Ubuntu Mono" fo:font-size="12pt" officeooo:paragraph-rsid="00238307" style:font-size-asian="12pt" style:font-size-complex="12pt"/>
    </style:style>
    <style:style style:name="P70" style:family="paragraph" style:parent-style-name="List_20_Paragraph">
      <style:paragraph-properties fo:margin-top="0.0366in" fo:margin-bottom="0in" loext:contextual-spacing="false" fo:line-height="100%" fo:text-align="start" style:justify-single-word="false">
        <style:tab-stops>
          <style:tab-stop style:position="0.3744in"/>
          <style:tab-stop style:position="0.3752in"/>
        </style:tab-stops>
      </style:paragraph-properties>
      <style:text-properties style:font-name="Ubuntu Mono" fo:font-size="12pt" officeooo:paragraph-rsid="0024def7" style:font-size-asian="12pt" style:font-size-complex="12pt"/>
    </style:style>
    <style:style style:name="P71" style:family="paragraph" style:parent-style-name="List_20_Paragraph">
      <style:paragraph-properties fo:margin-top="0.0366in" fo:margin-bottom="0in" loext:contextual-spacing="false" fo:line-height="100%" fo:text-align="start" style:justify-single-word="false">
        <style:tab-stops>
          <style:tab-stop style:position="0.3744in"/>
          <style:tab-stop style:position="0.3752in"/>
        </style:tab-stops>
      </style:paragraph-properties>
      <style:text-properties style:font-name="Ubuntu Mono" fo:font-size="12pt" officeooo:paragraph-rsid="0024bb28" style:font-size-asian="12pt" style:font-size-complex="12pt"/>
    </style:style>
    <style:style style:name="P72" style:family="paragraph" style:parent-style-name="List_20_Paragraph">
      <style:paragraph-properties fo:margin-top="0.0366in" fo:margin-bottom="0in" loext:contextual-spacing="false" fo:line-height="100%" fo:text-align="start" style:justify-single-word="false">
        <style:tab-stops>
          <style:tab-stop style:position="0.3744in"/>
          <style:tab-stop style:position="0.3752in"/>
        </style:tab-stops>
      </style:paragraph-properties>
      <style:text-properties style:font-name="Ubuntu Mono" fo:font-size="12pt" officeooo:paragraph-rsid="0026c452" style:font-size-asian="12pt" style:font-size-complex="12pt"/>
    </style:style>
    <style:style style:name="P73" style:family="paragraph" style:parent-style-name="List_20_Paragraph">
      <style:paragraph-properties fo:margin-top="0.0366in" fo:margin-bottom="0in" loext:contextual-spacing="false" fo:line-height="118%" fo:text-align="start" style:justify-single-word="false">
        <style:tab-stops>
          <style:tab-stop style:position="0.3752in"/>
        </style:tab-stops>
      </style:paragraph-properties>
      <style:text-properties style:font-name="Ubuntu Mono" fo:font-size="12pt" officeooo:paragraph-rsid="000c46df" style:font-size-asian="12pt" style:font-size-complex="12pt"/>
    </style:style>
    <style:style style:name="P74" style:family="paragraph" style:parent-style-name="List_20_Paragraph">
      <style:paragraph-properties fo:margin-top="0.0366in" fo:margin-bottom="0in" loext:contextual-spacing="false" fo:line-height="118%" fo:text-align="start" style:justify-single-word="false">
        <style:tab-stops>
          <style:tab-stop style:position="0.3752in"/>
        </style:tab-stops>
      </style:paragraph-properties>
      <style:text-properties style:font-name="Ubuntu Mono" fo:font-size="12pt" officeooo:paragraph-rsid="00269419" style:font-size-asian="12pt" style:font-size-complex="12pt"/>
    </style:style>
    <style:style style:name="P75" style:family="paragraph" style:parent-style-name="List_20_Paragraph">
      <style:paragraph-properties fo:margin-top="0.0366in" fo:margin-bottom="0in" loext:contextual-spacing="false" fo:line-height="118%" fo:text-align="start" style:justify-single-word="false">
        <style:tab-stops>
          <style:tab-stop style:position="0.3752in"/>
        </style:tab-stops>
      </style:paragraph-properties>
      <style:text-properties style:font-name="Ubuntu Mono" fo:font-size="12pt" officeooo:paragraph-rsid="0028c44b" style:font-size-asian="12pt" style:font-size-complex="12pt"/>
    </style:style>
    <style:style style:name="P76" style:family="paragraph" style:parent-style-name="List_20_Paragraph">
      <style:paragraph-properties fo:margin-top="0.0366in" fo:margin-bottom="0in" loext:contextual-spacing="false" fo:line-height="118%" fo:text-align="start" style:justify-single-word="false">
        <style:tab-stops>
          <style:tab-stop style:position="0.3752in"/>
        </style:tab-stops>
      </style:paragraph-properties>
      <style:text-properties style:font-name="Ubuntu Mono" fo:font-size="12pt" officeooo:paragraph-rsid="0029c8b5" style:font-size-asian="12pt" style:font-size-complex="12pt"/>
    </style:style>
    <style:style style:name="P77" style:family="paragraph" style:parent-style-name="List_20_Paragraph">
      <style:paragraph-properties fo:margin-top="0.0366in" fo:margin-bottom="0in" loext:contextual-spacing="false" fo:line-height="100%" fo:text-align="start" style:justify-single-word="false">
        <style:tab-stops>
          <style:tab-stop style:position="0.3744in"/>
          <style:tab-stop style:position="0.3752in"/>
        </style:tab-stops>
      </style:paragraph-properties>
      <style:text-properties style:font-name="Ubuntu Mono" fo:font-size="12pt" officeooo:rsid="000c46df" officeooo:paragraph-rsid="0023281a" style:font-size-asian="12pt" style:font-size-complex="12pt"/>
    </style:style>
    <style:style style:name="P78" style:family="paragraph" style:parent-style-name="List_20_Paragraph">
      <style:paragraph-properties fo:margin-top="0.0366in" fo:margin-bottom="0in" loext:contextual-spacing="false" fo:line-height="100%" fo:text-align="start" style:justify-single-word="false">
        <style:tab-stops>
          <style:tab-stop style:position="0.3744in"/>
          <style:tab-stop style:position="0.3752in"/>
        </style:tab-stops>
      </style:paragraph-properties>
      <style:text-properties style:text-line-through-style="solid" style:text-line-through-type="single" style:font-name="Ubuntu Mono" fo:font-size="12pt" officeooo:paragraph-rsid="002306fb" style:font-size-asian="12pt" style:font-size-complex="12pt"/>
    </style:style>
    <style:style style:name="P79" style:family="paragraph" style:parent-style-name="List_20_Paragraph">
      <style:paragraph-properties fo:margin-top="0.0366in" fo:margin-bottom="0in" loext:contextual-spacing="false" fo:line-height="100%" fo:text-align="start" style:justify-single-word="false">
        <style:tab-stops>
          <style:tab-stop style:position="0.3744in"/>
          <style:tab-stop style:position="0.3752in"/>
        </style:tab-stops>
      </style:paragraph-properties>
      <style:text-properties style:text-line-through-style="solid" style:text-line-through-type="single" style:font-name="Ubuntu Mono" fo:font-size="12pt" officeooo:paragraph-rsid="00238307" style:font-size-asian="12pt" style:font-size-complex="12pt"/>
    </style:style>
    <style:style style:name="P80" style:family="paragraph" style:parent-style-name="List_20_Paragraph">
      <style:paragraph-properties fo:margin-top="0.0366in" fo:margin-bottom="0in" loext:contextual-spacing="false" fo:line-height="100%" fo:text-align="start" style:justify-single-word="false">
        <style:tab-stops>
          <style:tab-stop style:position="0.3744in"/>
          <style:tab-stop style:position="0.3752in"/>
        </style:tab-stops>
      </style:paragraph-properties>
      <style:text-properties style:text-line-through-style="solid" style:text-line-through-type="single" style:font-name="Ubuntu Mono" fo:font-size="12pt" officeooo:paragraph-rsid="0024bb28" style:font-size-asian="12pt" style:font-size-complex="12pt"/>
    </style:style>
    <style:style style:name="P81" style:family="paragraph" style:parent-style-name="List_20_Paragraph">
      <style:paragraph-properties fo:margin-top="0.0366in" fo:margin-bottom="0in" loext:contextual-spacing="false" fo:line-height="100%" fo:text-align="start" style:justify-single-word="false">
        <style:tab-stops>
          <style:tab-stop style:position="0.3744in"/>
          <style:tab-stop style:position="0.3752in"/>
        </style:tab-stops>
      </style:paragraph-properties>
      <style:text-properties style:text-line-through-style="solid" style:text-line-through-type="single" style:font-name="Ubuntu Mono" fo:font-size="12pt" officeooo:rsid="0024bb28" officeooo:paragraph-rsid="0024bb28" style:font-size-asian="12pt" style:font-size-complex="12pt"/>
    </style:style>
    <style:style style:name="P82" style:family="paragraph" style:parent-style-name="List_20_Paragraph">
      <style:paragraph-properties fo:margin-top="0.0366in" fo:margin-bottom="0in" loext:contextual-spacing="false" fo:line-height="100%" fo:text-align="start" style:justify-single-word="false">
        <style:tab-stops>
          <style:tab-stop style:position="0.3744in"/>
          <style:tab-stop style:position="0.3752in"/>
        </style:tab-stops>
      </style:paragraph-properties>
      <style:text-properties style:text-line-through-style="solid" style:text-line-through-type="single" style:font-name="Ubuntu Mono" fo:font-size="12pt" officeooo:rsid="000c46df" officeooo:paragraph-rsid="0024bb28" style:font-size-asian="12pt" style:font-size-complex="12pt"/>
    </style:style>
    <style:style style:name="P83" style:family="paragraph" style:parent-style-name="List_20_Paragraph">
      <style:paragraph-properties fo:margin-top="0.0366in" fo:margin-bottom="0in" loext:contextual-spacing="false" fo:line-height="100%" fo:text-align="start" style:justify-single-word="false">
        <style:tab-stops>
          <style:tab-stop style:position="0.3744in"/>
          <style:tab-stop style:position="0.3752in"/>
        </style:tab-stops>
      </style:paragraph-properties>
      <style:text-properties style:text-line-through-style="none" style:text-line-through-type="none" style:font-name="Ubuntu Mono" fo:font-size="12pt" officeooo:rsid="0024bb28" officeooo:paragraph-rsid="0024bb28" style:font-size-asian="12pt" style:font-size-complex="12pt"/>
    </style:style>
    <style:style style:name="P84" style:family="paragraph" style:parent-style-name="List_20_Paragraph">
      <style:paragraph-properties fo:margin-top="0.0366in" fo:margin-bottom="0in" loext:contextual-spacing="false" fo:line-height="100%" fo:text-align="start" style:justify-single-word="false">
        <style:tab-stops>
          <style:tab-stop style:position="0.3744in"/>
          <style:tab-stop style:position="0.3752in"/>
        </style:tab-stops>
      </style:paragraph-properties>
      <style:text-properties style:text-line-through-style="none" style:text-line-through-type="none" style:text-position="0% 100%" style:font-name="Ubuntu Mono" fo:font-size="12pt" officeooo:rsid="0026c452" officeooo:paragraph-rsid="0026c452" style:font-size-asian="12pt" style:font-size-complex="12pt"/>
    </style:style>
    <style:style style:name="P85" style:family="paragraph" style:parent-style-name="List_20_Paragraph">
      <style:paragraph-properties fo:margin-top="0.0102in" fo:margin-bottom="0in" loext:contextual-spacing="false" fo:line-height="118%" fo:text-align="justify" style:justify-single-word="false">
        <style:tab-stops>
          <style:tab-stop style:position="0.3752in"/>
        </style:tab-stops>
      </style:paragraph-properties>
      <style:text-properties style:font-name="Ubuntu Mono" fo:font-size="12pt" officeooo:paragraph-rsid="000c46df" style:font-size-asian="12pt" style:font-size-complex="12pt"/>
    </style:style>
    <style:style style:name="P86" style:family="paragraph" style:parent-style-name="List_20_Paragraph">
      <style:paragraph-properties fo:margin-top="0.0102in" fo:margin-bottom="0in" loext:contextual-spacing="false" fo:line-height="118%" fo:text-align="justify" style:justify-single-word="false">
        <style:tab-stops>
          <style:tab-stop style:position="0.3752in"/>
        </style:tab-stops>
      </style:paragraph-properties>
      <style:text-properties style:font-name="Ubuntu Mono" fo:font-size="12pt" officeooo:paragraph-rsid="0015511f" style:font-size-asian="12pt" style:font-size-complex="12pt"/>
    </style:style>
    <style:style style:name="P87" style:family="paragraph" style:parent-style-name="List_20_Paragraph">
      <style:paragraph-properties fo:margin-top="0.0102in" fo:margin-bottom="0in" loext:contextual-spacing="false" fo:line-height="118%" fo:text-align="justify" style:justify-single-word="false">
        <style:tab-stops>
          <style:tab-stop style:position="0.3752in"/>
        </style:tab-stops>
      </style:paragraph-properties>
      <style:text-properties style:font-name="Ubuntu Mono" fo:font-size="12pt" officeooo:paragraph-rsid="0015d9c6" style:font-size-asian="12pt" style:font-size-complex="12pt"/>
    </style:style>
    <style:style style:name="P88" style:family="paragraph" style:parent-style-name="List_20_Paragraph">
      <style:paragraph-properties fo:margin-top="0.0102in" fo:margin-bottom="0in" loext:contextual-spacing="false" fo:line-height="118%" fo:text-align="justify" style:justify-single-word="false">
        <style:tab-stops>
          <style:tab-stop style:position="0.3752in"/>
        </style:tab-stops>
      </style:paragraph-properties>
      <style:text-properties style:font-name="Ubuntu Mono" fo:font-size="12pt" officeooo:paragraph-rsid="001783c1" style:font-size-asian="12pt" style:font-size-complex="12pt"/>
    </style:style>
    <style:style style:name="P89" style:family="paragraph" style:parent-style-name="List_20_Paragraph">
      <style:paragraph-properties fo:margin-top="0.0102in" fo:margin-bottom="0in" loext:contextual-spacing="false" fo:line-height="118%" fo:text-align="justify" style:justify-single-word="false">
        <style:tab-stops>
          <style:tab-stop style:position="0.3752in"/>
        </style:tab-stops>
      </style:paragraph-properties>
      <style:text-properties style:font-name="Ubuntu Mono" fo:font-size="12pt" officeooo:paragraph-rsid="0019f69f" style:font-size-asian="12pt" style:font-size-complex="12pt"/>
    </style:style>
    <style:style style:name="P90" style:family="paragraph" style:parent-style-name="List_20_Paragraph">
      <style:paragraph-properties fo:margin-top="0.0102in" fo:margin-bottom="0in" loext:contextual-spacing="false" fo:line-height="118%" fo:text-align="justify" style:justify-single-word="false">
        <style:tab-stops>
          <style:tab-stop style:position="0.3752in"/>
        </style:tab-stops>
      </style:paragraph-properties>
      <style:text-properties style:text-line-through-style="solid" style:text-line-through-type="single" style:font-name="Ubuntu Mono" fo:font-size="12pt" officeooo:paragraph-rsid="0015511f" style:font-size-asian="12pt" style:font-size-complex="12pt"/>
    </style:style>
    <style:style style:name="P91" style:family="paragraph" style:parent-style-name="List_20_Paragraph">
      <style:paragraph-properties fo:margin-top="0.0102in" fo:margin-bottom="0in" loext:contextual-spacing="false" fo:line-height="118%" fo:text-align="justify" style:justify-single-word="false">
        <style:tab-stops>
          <style:tab-stop style:position="0.3752in"/>
        </style:tab-stops>
      </style:paragraph-properties>
      <style:text-properties style:text-line-through-style="solid" style:text-line-through-type="single" style:font-name="Ubuntu Mono" fo:font-size="12pt" officeooo:paragraph-rsid="0015d9c6" style:font-size-asian="12pt" style:font-size-complex="12pt"/>
    </style:style>
    <style:style style:name="P92" style:family="paragraph" style:parent-style-name="List_20_Paragraph">
      <style:paragraph-properties fo:margin-top="0.0102in" fo:margin-bottom="0in" loext:contextual-spacing="false" fo:line-height="118%" fo:text-align="justify" style:justify-single-word="false">
        <style:tab-stops>
          <style:tab-stop style:position="0.3752in"/>
        </style:tab-stops>
      </style:paragraph-properties>
      <style:text-properties style:text-line-through-style="none" style:text-line-through-type="none" style:font-name="Ubuntu Mono" fo:font-size="12pt" officeooo:rsid="0019f69f" officeooo:paragraph-rsid="0019f69f" style:font-size-asian="12pt" style:font-size-complex="12pt"/>
    </style:style>
    <style:style style:name="T1" style:family="text">
      <style:text-properties style:text-position="64% 100%"/>
    </style:style>
    <style:style style:name="T2" style:family="text">
      <style:text-properties style:text-position="64% 100%" officeooo:rsid="001282c2"/>
    </style:style>
    <style:style style:name="T3" style:family="text">
      <style:text-properties fo:letter-spacing="-0.0063in"/>
    </style:style>
    <style:style style:name="T4" style:family="text">
      <style:text-properties style:text-position="-35% 100%"/>
    </style:style>
    <style:style style:name="T5" style:family="text">
      <style:text-properties style:text-position="-35% 100%" officeooo:rsid="00125b4a"/>
    </style:style>
    <style:style style:name="T6" style:family="text">
      <style:text-properties style:text-position="-35% 100%" officeooo:rsid="001282c2"/>
    </style:style>
    <style:style style:name="T7" style:family="text">
      <style:text-properties style:text-position="-35% 100%" officeooo:rsid="002778d3"/>
    </style:style>
    <style:style style:name="T8" style:family="text">
      <style:text-properties fo:letter-spacing="normal"/>
    </style:style>
    <style:style style:name="T9" style:family="text">
      <style:text-properties fo:letter-spacing="-0.0071in"/>
    </style:style>
    <style:style style:name="T10" style:family="text">
      <style:text-properties fo:letter-spacing="-0.0071in" officeooo:rsid="0011f8bc"/>
    </style:style>
    <style:style style:name="T11" style:family="text">
      <style:text-properties fo:letter-spacing="-0.0071in" officeooo:rsid="001282c2"/>
    </style:style>
    <style:style style:name="T12" style:family="text">
      <style:text-properties fo:letter-spacing="-0.0071in" officeooo:rsid="002778d3"/>
    </style:style>
    <style:style style:name="T13" style:family="text">
      <style:text-properties fo:letter-spacing="0.0189in"/>
    </style:style>
    <style:style style:name="T14" style:family="text">
      <style:text-properties fo:letter-spacing="0.0102in"/>
    </style:style>
    <style:style style:name="T15" style:family="text">
      <style:text-properties fo:letter-spacing="0.0047in"/>
    </style:style>
    <style:style style:name="T16" style:family="text">
      <style:text-properties fo:letter-spacing="-0.0047in"/>
    </style:style>
    <style:style style:name="T17" style:family="text">
      <style:text-properties fo:letter-spacing="-0.0138in"/>
    </style:style>
    <style:style style:name="T18" style:family="text">
      <style:text-properties fo:letter-spacing="0.028in"/>
    </style:style>
    <style:style style:name="T19" style:family="text">
      <style:text-properties officeooo:rsid="000d8fdd"/>
    </style:style>
    <style:style style:name="T20" style:family="text">
      <style:text-properties style:font-name="Ubuntu Mono"/>
    </style:style>
    <style:style style:name="T21" style:family="text">
      <style:text-properties style:font-name="Ubuntu Mono" fo:font-size="12pt" style:font-size-asian="12pt" style:font-size-complex="12pt"/>
    </style:style>
    <style:style style:name="T22" style:family="text">
      <style:text-properties style:font-name="Ubuntu Mono" fo:font-size="12pt" officeooo:rsid="000c46df" style:font-size-asian="12pt" style:font-size-complex="12pt"/>
    </style:style>
    <style:style style:name="T23" style:family="text">
      <style:text-properties style:font-name="Ubuntu Mono" fo:font-size="12pt" officeooo:rsid="000d8fdd" style:font-size-asian="12pt" style:font-size-complex="12pt"/>
    </style:style>
    <style:style style:name="T24" style:family="text">
      <style:text-properties style:font-name="Ubuntu Mono" fo:font-size="12pt" officeooo:rsid="0023281a" style:font-size-asian="12pt" style:font-size-complex="12pt"/>
    </style:style>
    <style:style style:name="T25" style:family="text">
      <style:text-properties style:font-name="Ubuntu Mono" fo:font-size="12pt" officeooo:rsid="0026c452" style:font-size-asian="12pt" style:font-size-complex="12pt"/>
    </style:style>
    <style:style style:name="T26" style:family="text">
      <style:text-properties style:font-name="Ubuntu Mono" fo:font-size="12pt" officeooo:rsid="0028c44b" style:font-size-asian="12pt" style:font-size-complex="12pt"/>
    </style:style>
    <style:style style:name="T27" style:family="text">
      <style:text-properties style:font-name="Ubuntu Mono" fo:font-size="12pt" officeooo:rsid="0024def7" style:font-size-asian="12pt" style:font-size-complex="12pt"/>
    </style:style>
    <style:style style:name="T28" style:family="text">
      <style:text-properties style:font-name="Ubuntu Mono" fo:font-size="12pt" fo:letter-spacing="0.002in" style:font-size-asian="12pt" style:font-size-complex="12pt"/>
    </style:style>
    <style:style style:name="T29" style:family="text">
      <style:text-properties style:font-name="Ubuntu Mono" officeooo:rsid="000d8fdd"/>
    </style:style>
    <style:style style:name="T30" style:family="text">
      <style:text-properties officeooo:rsid="000f2ae1"/>
    </style:style>
    <style:style style:name="T31" style:family="text">
      <style:text-properties officeooo:rsid="0011c95b"/>
    </style:style>
    <style:style style:name="T32" style:family="text">
      <style:text-properties officeooo:rsid="000c46df"/>
    </style:style>
    <style:style style:name="T33" style:family="text">
      <style:text-properties officeooo:rsid="0011e20b"/>
    </style:style>
    <style:style style:name="T34" style:family="text">
      <style:text-properties style:text-position="0% 100%" officeooo:rsid="0011e20b"/>
    </style:style>
    <style:style style:name="T35" style:family="text">
      <style:text-properties style:text-position="0% 100%" officeooo:rsid="00125b4a"/>
    </style:style>
    <style:style style:name="T36" style:family="text">
      <style:text-properties style:text-position="0% 100%" officeooo:rsid="001282c2"/>
    </style:style>
    <style:style style:name="T37" style:family="text">
      <style:text-properties officeooo:rsid="00125b4a"/>
    </style:style>
    <style:style style:name="T38" style:family="text">
      <style:text-properties officeooo:rsid="001282c2"/>
    </style:style>
    <style:style style:name="T39" style:family="text">
      <style:text-properties officeooo:rsid="00137f5d"/>
    </style:style>
    <style:style style:name="T40" style:family="text">
      <style:text-properties officeooo:rsid="0015511f"/>
    </style:style>
    <style:style style:name="T41" style:family="text">
      <style:text-properties style:text-line-through-style="solid" style:text-line-through-type="single"/>
    </style:style>
    <style:style style:name="T42" style:family="text">
      <style:text-properties officeooo:rsid="0015d9c6"/>
    </style:style>
    <style:style style:name="T43" style:family="text">
      <style:text-properties style:text-line-through-style="none" style:text-line-through-type="none"/>
    </style:style>
    <style:style style:name="T44" style:family="text">
      <style:text-properties style:text-line-through-style="none" style:text-line-through-type="none" officeooo:rsid="0015d9c6"/>
    </style:style>
    <style:style style:name="T45" style:family="text">
      <style:text-properties style:text-line-through-style="none" style:text-line-through-type="none" officeooo:rsid="001783c1"/>
    </style:style>
    <style:style style:name="T46" style:family="text">
      <style:text-properties style:text-line-through-style="none" style:text-line-through-type="none" officeooo:rsid="0019f69f"/>
    </style:style>
    <style:style style:name="T47" style:family="text">
      <style:text-properties style:text-line-through-style="none" style:text-line-through-type="none" officeooo:rsid="001cd232"/>
    </style:style>
    <style:style style:name="T48" style:family="text">
      <style:text-properties style:text-line-through-style="none" style:text-line-through-type="none" officeooo:rsid="00201cce"/>
    </style:style>
    <style:style style:name="T49" style:family="text">
      <style:text-properties style:text-line-through-style="none" style:text-line-through-type="none" officeooo:rsid="002306fb"/>
    </style:style>
    <style:style style:name="T50" style:family="text">
      <style:text-properties style:text-line-through-style="none" style:text-line-through-type="none" officeooo:rsid="00238307"/>
    </style:style>
    <style:style style:name="T51" style:family="text">
      <style:text-properties style:text-line-through-style="none" style:text-line-through-type="none" officeooo:rsid="0024bb28"/>
    </style:style>
    <style:style style:name="T52" style:family="text">
      <style:text-properties style:text-line-through-style="none" style:text-line-through-type="none" officeooo:rsid="000c46df"/>
    </style:style>
    <style:style style:name="T53" style:family="text">
      <style:text-properties style:text-line-through-style="none" style:text-line-through-type="none" officeooo:rsid="0023281a"/>
    </style:style>
    <style:style style:name="T54" style:family="text">
      <style:text-properties style:text-line-through-style="none" style:text-line-through-type="none" fo:font-weight="normal" style:font-weight-asian="normal" style:font-weight-complex="normal"/>
    </style:style>
    <style:style style:name="T55" style:family="text">
      <style:text-properties style:text-line-through-style="none" style:text-line-through-type="none" fo:font-weight="normal" officeooo:rsid="0024bb28" style:font-weight-asian="normal" style:font-weight-complex="normal"/>
    </style:style>
    <style:style style:name="T56" style:family="text">
      <style:text-properties style:text-line-through-style="none" style:text-line-through-type="none" fo:font-weight="normal" officeooo:rsid="000c46df" style:font-weight-asian="normal" style:font-weight-complex="normal"/>
    </style:style>
    <style:style style:name="T57" style:family="text">
      <style:text-properties style:text-line-through-style="none" style:text-line-through-type="none" officeooo:rsid="0024def7"/>
    </style:style>
    <style:style style:name="T58" style:family="text">
      <style:text-properties style:text-line-through-style="none" style:text-line-through-type="none" officeooo:rsid="00269419"/>
    </style:style>
    <style:style style:name="T59" style:family="text">
      <style:text-properties style:text-line-through-style="none" style:text-line-through-type="none" style:text-position="0% 100%" officeooo:rsid="0026c452"/>
    </style:style>
    <style:style style:name="T60" style:family="text">
      <style:text-properties style:text-line-through-style="none" style:text-line-through-type="none" style:text-position="0% 100%" officeooo:rsid="002306fb"/>
    </style:style>
    <style:style style:name="T61" style:family="text">
      <style:text-properties style:text-line-through-style="none" style:text-line-through-type="none" style:text-position="0% 100%" fo:font-weight="normal" officeooo:rsid="0026c452" style:font-weight-asian="normal" style:font-weight-complex="normal"/>
    </style:style>
    <style:style style:name="T62" style:family="text">
      <style:text-properties style:text-line-through-style="none" style:text-line-through-type="none" style:text-position="0% 100%" officeooo:rsid="001282c2"/>
    </style:style>
    <style:style style:name="T63" style:family="text">
      <style:text-properties style:text-line-through-style="none" style:text-line-through-type="none" style:text-position="0% 100%" officeooo:rsid="0029c8b5"/>
    </style:style>
    <style:style style:name="T64" style:family="text">
      <style:text-properties style:text-line-through-style="none" style:text-line-through-type="none" style:text-position="0% 100%" style:font-name="Ubuntu Mono" fo:font-size="12pt" officeooo:rsid="0026c452" style:font-size-asian="12pt" style:font-size-complex="12pt"/>
    </style:style>
    <style:style style:name="T65" style:family="text">
      <style:text-properties style:text-line-through-style="none" style:text-line-through-type="none" style:text-position="0% 100%" style:font-name="Ubuntu Mono" fo:font-size="12pt" officeooo:rsid="002306fb" style:font-size-asian="12pt" style:font-size-complex="12pt"/>
    </style:style>
    <style:style style:name="T66" style:family="text">
      <style:text-properties style:text-line-through-style="none" style:text-line-through-type="none" style:text-position="0% 100%" style:font-name="Ubuntu Mono" fo:font-size="12pt" officeooo:rsid="000d8fdd" style:font-size-asian="12pt" style:font-size-complex="12pt"/>
    </style:style>
    <style:style style:name="T67" style:family="text">
      <style:text-properties style:text-line-through-style="none" style:text-line-through-type="none" style:text-position="0% 100%" style:font-name="Ubuntu Mono" fo:font-size="12pt" fo:font-weight="normal" officeooo:rsid="0026c452" style:font-size-asian="12pt" style:font-weight-asian="normal" style:font-size-complex="12pt" style:font-weight-complex="normal"/>
    </style:style>
    <style:style style:name="T68" style:family="text">
      <style:text-properties style:text-line-through-style="none" style:text-line-through-type="none" officeooo:rsid="0026c452"/>
    </style:style>
    <style:style style:name="T69" style:family="text">
      <style:text-properties style:text-line-through-style="none" style:text-line-through-type="none" officeooo:rsid="0028c44b"/>
    </style:style>
    <style:style style:name="T70" style:family="text">
      <style:text-properties style:text-line-through-style="none" style:text-line-through-type="none" officeooo:rsid="0029c8b5"/>
    </style:style>
    <style:style style:name="T71" style:family="text">
      <style:text-properties style:text-line-through-style="none" style:text-line-through-type="none" style:text-position="-35% 100%" officeooo:rsid="001282c2"/>
    </style:style>
    <style:style style:name="T72" style:family="text">
      <style:text-properties style:text-line-through-style="none" style:text-line-through-type="none" style:text-position="64% 100%" officeooo:rsid="001282c2"/>
    </style:style>
    <style:style style:name="T73" style:family="text">
      <style:text-properties style:text-line-through-style="none" style:text-line-through-type="none" style:text-position="64% 100%" officeooo:rsid="0029c8b5"/>
    </style:style>
    <style:style style:name="T74" style:family="text">
      <style:text-properties style:text-line-through-style="none" style:text-line-through-type="none" fo:letter-spacing="-0.0071in" officeooo:rsid="0029c8b5"/>
    </style:style>
    <style:style style:name="T75" style:family="text">
      <style:text-properties style:text-line-through-style="none" style:text-line-through-type="none" fo:letter-spacing="-0.0071in" officeooo:rsid="001282c2"/>
    </style:style>
    <style:style style:name="T76" style:family="text">
      <style:text-properties style:text-line-through-style="none" style:text-line-through-type="none" style:font-name="Arial"/>
    </style:style>
    <style:style style:name="T77" style:family="text">
      <style:text-properties style:text-line-through-style="none" style:text-line-through-type="none" fo:letter-spacing="-0.0035in"/>
    </style:style>
    <style:style style:name="T78" style:family="text">
      <style:text-properties style:text-line-through-style="none" style:text-line-through-type="none" style:font-name="Ubuntu Mono" fo:font-size="12pt" officeooo:rsid="000c46df" style:font-size-asian="12pt" style:font-size-complex="12pt"/>
    </style:style>
    <style:style style:name="T79" style:family="text">
      <style:text-properties style:text-line-through-style="none" style:text-line-through-type="none" style:font-name="Ubuntu Mono" fo:font-size="12pt" officeooo:rsid="0024def7" style:font-size-asian="12pt" style:font-size-complex="12pt"/>
    </style:style>
    <style:style style:name="T80" style:family="text">
      <style:text-properties style:text-line-through-style="none" style:text-line-through-type="none" style:font-name="Ubuntu Mono" fo:font-size="12pt" officeooo:rsid="002306fb" style:font-size-asian="12pt" style:font-size-complex="12pt"/>
    </style:style>
    <style:style style:name="T81" style:family="text">
      <style:text-properties style:text-line-through-style="none" style:text-line-through-type="none" style:font-name="Ubuntu Mono" fo:font-size="12pt" officeooo:rsid="00269419" style:font-size-asian="12pt" style:font-size-complex="12pt"/>
    </style:style>
    <style:style style:name="T82" style:family="text">
      <style:text-properties style:text-line-through-style="none" style:text-line-through-type="none" style:font-name="Ubuntu Mono" fo:font-size="12pt" officeooo:rsid="0028c44b" style:font-size-asian="12pt" style:font-size-complex="12pt"/>
    </style:style>
    <style:style style:name="T83" style:family="text">
      <style:text-properties style:text-line-through-style="none" style:text-line-through-type="none" style:font-name="Ubuntu Mono" fo:font-size="12pt" officeooo:rsid="0029c8b5" style:font-size-asian="12pt" style:font-size-complex="12pt"/>
    </style:style>
    <style:style style:name="T84" style:family="text">
      <style:text-properties style:text-line-through-style="none" style:text-line-through-type="none" style:font-name="Ubuntu Mono" fo:font-size="12pt" officeooo:rsid="000d8fdd" style:font-size-asian="12pt" style:font-size-complex="12pt"/>
    </style:style>
    <style:style style:name="T85" style:family="text">
      <style:text-properties style:text-line-through-style="none" style:text-line-through-type="none" style:font-name="Ubuntu Mono" fo:font-size="12pt" officeooo:rsid="0024bb28" style:font-size-asian="12pt" style:font-size-complex="12pt"/>
    </style:style>
    <style:style style:name="T86" style:family="text">
      <style:text-properties style:text-line-through-style="none" style:text-line-through-type="none" style:font-name="Ubuntu Mono" fo:font-size="12pt" officeooo:rsid="0023281a" style:font-size-asian="12pt" style:font-size-complex="12pt"/>
    </style:style>
    <style:style style:name="T87" style:family="text">
      <style:text-properties style:text-line-through-style="none" style:text-line-through-type="none" style:font-name="Ubuntu Mono" fo:font-size="12pt" fo:font-weight="normal" officeooo:rsid="000c46df" style:font-size-asian="12pt" style:font-weight-asian="normal" style:font-size-complex="12pt" style:font-weight-complex="normal"/>
    </style:style>
    <style:style style:name="T88" style:family="text">
      <style:text-properties style:text-line-through-style="none" style:text-line-through-type="none" style:font-name="Ubuntu Mono" fo:font-size="12pt" fo:font-weight="normal" officeooo:rsid="0024bb28" style:font-size-asian="12pt" style:font-weight-asian="normal" style:font-size-complex="12pt" style:font-weight-complex="normal"/>
    </style:style>
    <style:style style:name="T89" style:family="text">
      <style:text-properties officeooo:rsid="0019d6d2"/>
    </style:style>
    <style:style style:name="T90" style:family="text">
      <style:text-properties officeooo:rsid="0019f69f"/>
    </style:style>
    <style:style style:name="T91" style:family="text">
      <style:text-properties officeooo:rsid="001cd232"/>
    </style:style>
    <style:style style:name="T92" style:family="text">
      <style:text-properties officeooo:rsid="00201cce"/>
    </style:style>
    <style:style style:name="T93" style:family="text">
      <style:text-properties officeooo:rsid="0020d305"/>
    </style:style>
    <style:style style:name="T94" style:family="text">
      <style:text-properties officeooo:rsid="002306fb"/>
    </style:style>
    <style:style style:name="T95" style:family="text">
      <style:text-properties officeooo:rsid="0023281a"/>
    </style:style>
    <style:style style:name="T96" style:family="text">
      <style:text-properties officeooo:rsid="00238307"/>
    </style:style>
    <style:style style:name="T97" style:family="text">
      <style:text-properties officeooo:rsid="0024bb28"/>
    </style:style>
    <style:style style:name="T98" style:family="text">
      <style:text-properties officeooo:rsid="0024def7"/>
    </style:style>
    <style:style style:name="T99" style:family="text">
      <style:text-properties officeooo:rsid="00269419"/>
    </style:style>
    <style:style style:name="T100" style:family="text">
      <style:text-properties officeooo:rsid="0026c452"/>
    </style:style>
    <style:style style:name="T101" style:family="text">
      <style:text-properties officeooo:rsid="002778d3"/>
    </style:style>
    <style:style style:name="T102" style:family="text">
      <style:text-properties officeooo:rsid="0027b9a0"/>
    </style:style>
    <style:style style:name="T103" style:family="text">
      <style:text-properties officeooo:rsid="0029c8b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<text:span text:style-name="T91">rá</text:span>ctica – 1</text:p>
      <text:p text:style-name="P2"/>
      <text:p text:style-name="P3">Teoría de autómatas</text:p>
      <text:p text:style-name="P19"/>
      <text:p text:style-name="P19"/>
      <text:p text:style-name="P20">1. Construir una gramática para el lenguaje {0<text:span text:style-name="T1">m</text:span>1<text:span text:style-name="T1">2m</text:span>2<text:span text:style-name="T1">2n </text:span>/ m&gt;0,<text:span text:style-name="T3"> </text:span>n&gt;=0}</text:p>
      <text:p text:style-name="P20"/>
      <text:p text:style-name="P9">G = ( V, T, P, S)</text:p>
      <text:p text:style-name="P20"/>
      <text:p text:style-name="P9">V = { S, <text:span text:style-name="T19">A, B }</text:span></text:p>
      <text:p text:style-name="P27"><text:span text:style-name="T22">T = { </text:span><text:span text:style-name="T23">0, 1, 2}</text:span></text:p>
      <text:p text:style-name="P27"><text:span text:style-name="T22">P = { </text:span><text:span text:style-name="T23">S → AB, A → 0A11 | 011, B → 22B | </text:span><text:span text:style-name="T20">λ </text:span><text:span text:style-name="T29">}</text:span></text:p>
      <text:p text:style-name="P26"/>
      <text:p text:style-name="P21"/>
      <text:p text:style-name="P27"><text:span text:style-name="T21">2. Sea la gramática G=({E, T, F}, {+, -, *, /, (, ), i}, E→T | E+T | E-T, T→F | T*F | T/F, F→(E) | i, E). Obtener derivaciones de las siguientes sentencias: i, (i), i*i, i*i+i,</text:span><text:span text:style-name="T28"> </text:span><text:span text:style-name="T21">i*(i+i).</text:span></text:p>
      <text:p text:style-name="P36"/>
      <text:p text:style-name="P36"/>
      <text:p text:style-name="P37">E→T | E+T | E-T</text:p>
      <text:p text:style-name="P37">T→F | T*F | T/F </text:p>
      <text:p text:style-name="P37">F→(E) | i</text:p>
      <text:p text:style-name="P37"/>
      <text:p text:style-name="P36"/>
      <text:p text:style-name="P36">- <text:span text:style-name="T30">i<text:tab/><text:tab/><text:tab/><text:tab/><text:tab/><text:tab/>- (i)</text:span></text:p>
      <text:p text:style-name="P37"><text:tab/><text:span text:style-name="T30">E → T → F → i<text:tab/><text:tab/><text:tab/>E → T → F → (E) → (T) → (F) → (i)</text:span></text:p>
      <text:p text:style-name="P37"/>
      <text:p text:style-name="P38"/>
      <text:p text:style-name="P38">- <text:span text:style-name="T30">i*i<text:tab/><text:tab/><text:tab/><text:tab/><text:tab/>- i*i+i</text:span></text:p>
      <text:p text:style-name="P38"><text:tab/><text:span text:style-name="T30">E → T → T*F → F*F → i*i <text:tab/><text:tab/>E → E+T → E+F → E+i → T+i→ T*F+i → <text:tab/><text:tab/><text:tab/><text:tab/><text:tab/><text:tab/><text:tab/><text:tab/>F*F+i → i*i+i</text:span></text:p>
      <text:p text:style-name="P39"/>
      <text:p text:style-name="P39">- i*(i+i)</text:p>
      <text:p text:style-name="P40"><text:tab/>E → T → T*F → i*F → i*(E) → i*(E+T) → i*(E+F) → i*(E+i) → i*(T+i) → <text:s text:c="6"/></text:p>
      <text:p text:style-name="P40"><text:tab/>i*(T+i) → i*(F+i) → i*(i+i)</text:p>
      <text:p text:style-name="P36"/>
      <text:p text:style-name="P36"/>
      <text:p text:style-name="P52"/>
      <text:p text:style-name="P52"/>
      <text:p text:style-name="P52"/>
      <text:p text:style-name="P53"><text:soft-page-break/></text:p>
      <text:p text:style-name="P53"/>
      <text:p text:style-name="P53"><text:span text:style-name="T31">3. </text:span>Dadas las siguientes gramáticas, definir el lenguaje descrito por cada una</text:p>
      <text:p text:style-name="P53">de ellas: </text:p>
      <text:p text:style-name="P53"/>
      <text:p text:style-name="P53"/>
      <text:p text:style-name="P53">-G<text:span text:style-name="T4">1</text:span>= ({S, A, B}, {c, d}, {S→cA, A→d | cA | Bd, B→d | Bd},<text:span text:style-name="T8"> </text:span>S)</text:p>
      <text:p text:style-name="P54"><text:tab/></text:p>
      <text:p text:style-name="P54"><text:tab/>L<text:span text:style-name="T4">1 </text:span>= { <text:span text:style-name="T33">c</text:span><text:span text:style-name="T1">m </text:span><text:span text:style-name="T34">d</text:span><text:span text:style-name="T1">n </text:span>/<text:span text:style-name="T9"> </text:span><text:span text:style-name="T10">m,n &gt; </text:span>0 }</text:p>
      <text:p text:style-name="P55"/>
      <text:p text:style-name="P55"/>
      <text:p text:style-name="P55">-G<text:span text:style-name="T4">2</text:span>= ({S, A}, {c}, {S → λ | A, A→AcA | c}, S)</text:p>
      <text:p text:style-name="P55"/>
      <text:p text:style-name="P56"><text:tab/>L<text:span text:style-name="T5">2 </text:span>= { <text:span text:style-name="T35">c</text:span><text:span text:style-name="T1">n </text:span>/<text:span text:style-name="T9"> </text:span><text:span text:style-name="T12">n =</text:span><text:span text:style-name="T10"> </text:span>0 <text:span text:style-name="T101">| n impar</text:span> }</text:p>
      <text:p text:style-name="P55"/>
      <text:p text:style-name="P55"/>
      <text:p text:style-name="P55">-G<text:span text:style-name="T4">3</text:span>= ({S, A, B}, {c, 0}, {S→AcA, A→0, Ac→AAcA | ABc | AcB, B→A | AB}, S)</text:p>
      <text:p text:style-name="P41"/>
      <text:p text:style-name="P42"><text:tab/>L<text:span text:style-name="T7">3 </text:span>= { <text:span text:style-name="T37">0</text:span><text:span text:style-name="T1">m </text:span><text:span text:style-name="T35">c</text:span><text:span text:style-name="T1"> </text:span><text:span text:style-name="T35">0</text:span><text:span text:style-name="T1">n </text:span>/<text:span text:style-name="T9"> </text:span><text:span text:style-name="T10">m,n &gt; </text:span>0 }</text:p>
      <text:p text:style-name="P41"/>
      <text:p text:style-name="P65"/>
      <text:p text:style-name="P65"/>
      <text:p text:style-name="P64"><text:span text:style-name="T38">4. </text:span>Construir una gramática que genere cada uno de los lenguajes siguientes:</text:p>
      <text:p text:style-name="P64"/>
      <text:p text:style-name="P64"/>
      <text:p text:style-name="P63">-L<text:span text:style-name="T4">1 </text:span>= { 0<text:span text:style-name="T1">m</text:span>1<text:span text:style-name="T1">n </text:span>/<text:span text:style-name="T9"> </text:span>m ≥ n ≥ 0 }<text:tab/><text:tab/>-L<text:span text:style-name="T6">2 </text:span>= { 0<text:span text:style-name="T2">k</text:span>1<text:span text:style-name="T2">m</text:span><text:span text:style-name="T36">0</text:span><text:span text:style-name="T1">n <text:s/></text:span>/<text:span text:style-name="T9"> </text:span><text:span text:style-name="T11">n = k + m </text:span>}</text:p>
      <text:p text:style-name="P64"/>
      <text:p text:style-name="P10"><text:tab/>G = ( V, T, P, S)<text:tab/><text:tab/><text:tab/><text:tab/>G = ( V, T, P, S)</text:p>
      <text:p text:style-name="P10"><text:tab/>V = { S<text:span text:style-name="T19"> }<text:tab/><text:tab/><text:tab/><text:tab/><text:tab/></text:span>V = { S, <text:span text:style-name="T39">B }</text:span></text:p>
      <text:p text:style-name="P28"><text:span text:style-name="T22"><text:tab/>T = { </text:span><text:span text:style-name="T23">0, 1 }<text:tab/><text:tab/><text:tab/><text:tab/><text:tab/></text:span><text:span text:style-name="T22">T = { </text:span><text:span text:style-name="T23">0, 1 }</text:span></text:p>
      <text:p text:style-name="P22"><text:span text:style-name="T32"><text:tab/>P = { S → 0S1 | 0S | </text:span>λ <text:span text:style-name="T19">}<text:tab/><text:tab/><text:tab/>P = { S → 0S0 | B, B → 1S0, λ }</text:span></text:p>
      <text:p text:style-name="P23"/>
      <text:p text:style-name="P16"><text:tab/></text:p>
      <text:p text:style-name="P4"/>
      <text:p text:style-name="P5">-L<text:span text:style-name="T4">3 </text:span>= { w2w<text:span text:style-name="T1">-1 </text:span>/ w ∈ { 0,1 }<text:span text:style-name="T1"> </text:span>}<text:tab/><text:tab/>-L<text:span text:style-name="T4">4 </text:span>= { 10<text:span text:style-name="T1">n </text:span>/ n = 0, 1, 2, … }</text:p>
      <text:p text:style-name="P6"/>
      <text:p text:style-name="P6"/>
      <text:p text:style-name="P7"><text:tab/>G = ( V, T, P, S)<text:tab/><text:tab/><text:tab/><text:tab/>G = ( V, T, P, S)</text:p>
      <text:p text:style-name="P35"><text:span text:style-name="T22"><text:tab/>V = { S</text:span><text:span text:style-name="T23"> }<text:tab/><text:tab/><text:tab/><text:tab/><text:tab/></text:span><text:span text:style-name="T22">V = { S</text:span><text:span text:style-name="T23"> }</text:span></text:p>
      <text:p text:style-name="P29"><text:span text:style-name="T23"><text:tab/></text:span><text:span text:style-name="T22">T = { </text:span><text:span text:style-name="T23">0, 1 }<text:tab/><text:tab/><text:tab/><text:tab/><text:tab/></text:span><text:span text:style-name="T22">T = { </text:span><text:span text:style-name="T23">0, 1 }</text:span></text:p>
      <text:p text:style-name="P25"><text:span text:style-name="T19"><text:tab/>P = { S → 0S0 | 1S1 | 2</text:span><text:span text:style-name="T22"> </text:span><text:span text:style-name="T19">}<text:tab/><text:tab/>P = { S → 1 | S0 }</text:span></text:p>
      <text:p text:style-name="P85"><text:soft-page-break/></text:p>
      <text:p text:style-name="P85"/>
      <text:p text:style-name="P85"/>
      <text:p text:style-name="P85"><text:span text:style-name="T40">5. </text:span>Limpiar la gramática G=({0,1},{A, B, C, D, E, F}, {A → AC | A1 | BCD | 0, B → CB1 | 0F0, C → C | ABD | AD | D0, D → AC | BC | D | 1, E → CD | BD | AC | E, F → ABD1 | FB0 | B}, A)</text:p>
      <text:p text:style-name="P85"/>
      <text:p text:style-name="P85"/>
      <text:p text:style-name="P86">A → AC | A1 | <text:span text:style-name="T41">BCD</text:span> | 0<text:tab/><text:span text:style-name="T90">(BCD (Regla Superflua B))</text:span></text:p>
      <text:p text:style-name="P90">B → CB1 | 0F0<text:span text:style-name="T43"><text:tab/><text:tab/></text:span><text:span text:style-name="T44">(Regla </text:span><text:span text:style-name="T49">S</text:span><text:span text:style-name="T44">uperflua</text:span><text:span text:style-name="T46">)</text:span></text:p>
      <text:p text:style-name="P87">C → <text:span text:style-name="T41">C</text:span> | <text:span text:style-name="T41">ABD</text:span> | AD | D0<text:tab/><text:span text:style-name="T42">(C Regla Inecesaria - ABD (Regla Superflua B))</text:span></text:p>
      <text:p text:style-name="P88">D → AC | <text:span text:style-name="T41">BC</text:span> | <text:span text:style-name="T41">D</text:span> | 1<text:tab/><text:span text:style-name="T42">(D Regla Inecesaria - BC (Regla Superflua B)</text:span></text:p>
      <text:p text:style-name="P91">E → CD | BD | AC | E<text:span text:style-name="T43"><text:tab/></text:span><text:span text:style-name="T44">(E Regla </text:span><text:span text:style-name="T49">I</text:span><text:span text:style-name="T44">necesaria - Símbolo </text:span><text:span text:style-name="T49">I</text:span><text:span text:style-name="T44">naccesible </text:span><text:span text:style-name="T45">)</text:span></text:p>
      <text:p text:style-name="P89"><text:span text:style-name="T41">F → ABD1 | FB0 | B</text:span><text:tab/><text:span text:style-name="T89">(</text:span><text:span text:style-name="T44">Regla </text:span><text:span text:style-name="T49">S</text:span><text:span text:style-name="T44">uperflua</text:span><text:span text:style-name="T46">)</text:span></text:p>
      <text:p text:style-name="P92"/>
      <text:p text:style-name="P92"/>
      <text:p text:style-name="P92"><text:tab/>Gramática limpia:</text:p>
      <text:p text:style-name="P92"/>
      <text:p text:style-name="P18"><text:tab/><text:tab/>G = ( V, T, P, <text:span text:style-name="T94">A</text:span>)</text:p>
      <text:p text:style-name="P11"><text:tab/><text:tab/>V = { <text:span text:style-name="T91">A, C, D }</text:span></text:p>
      <text:p text:style-name="P30"><text:span text:style-name="T22"><text:tab/><text:tab/>T = { </text:span><text:span text:style-name="T23">0, 1 }</text:span></text:p>
      <text:p text:style-name="P17"><text:tab/><text:tab/>P = { A → AC | A1 | 0, C → AD | D0, D → AC | 1 }</text:p>
      <text:p text:style-name="P24"/>
      <text:p text:style-name="P61"/>
      <text:p text:style-name="P61"/>
      <text:p text:style-name="P61"/>
      <text:p text:style-name="P57"><text:span text:style-name="T47">6. </text:span>Limpiar la gramática: G=({0, 1}, {S, A, B, C, D, E}, {S → 0A | B | E, A →<text:span text:style-name="T13"> </text:span>0 | A | 0A, B → 0B | B, C → A1 | E | 0, D → 1C | E | A | 0B, E → 0B1 | 1B0}, S)</text:p>
      <text:p text:style-name="P57"/>
      <text:p text:style-name="P57"/>
      <text:p text:style-name="P57"/>
      <text:p text:style-name="P58">S → 0A | <text:span text:style-name="T41">B</text:span> | <text:span text:style-name="T41">E</text:span><text:tab/><text:tab/><text:span text:style-name="T93">(B, E (Regla Superflua B))</text:span></text:p>
      <text:p text:style-name="P59">A →<text:span text:style-name="T13"> </text:span>0 | <text:span text:style-name="T41">A</text:span> | 0A<text:tab/><text:tab/><text:span text:style-name="T92">(A Regla Inecesaria)</text:span></text:p>
      <text:p text:style-name="P59"><text:span text:style-name="T41">B → 0B | B</text:span><text:span text:style-name="T43"><text:tab/><text:tab/><text:tab/></text:span><text:span text:style-name="T48">(B Regla </text:span><text:span text:style-name="T49">I</text:span><text:span text:style-name="T48">necesaria – Regla </text:span><text:span text:style-name="T49">S</text:span><text:span text:style-name="T48">uperflua)</text:span></text:p>
      <text:p text:style-name="P62">C → A1 | E | 0<text:span text:style-name="T43"><text:tab/><text:tab/></text:span><text:span text:style-name="T48">(Símbolo </text:span><text:span text:style-name="T49">I</text:span><text:span text:style-name="T48">naccesible)</text:span></text:p>
      <text:p text:style-name="P62">D → 1C | E | A | 0B<text:span text:style-name="T43"><text:tab/></text:span><text:span text:style-name="T48">(Símbolo </text:span><text:span text:style-name="T49">I</text:span><text:span text:style-name="T48">naccesible)</text:span></text:p>
      <text:p text:style-name="P59"><text:span text:style-name="T41">E → 0B1 | 1B0</text:span><text:tab/><text:tab/><text:span text:style-name="T93">(0B1, 1B0, E (Regla Superflua B))</text:span></text:p>
      <text:p text:style-name="P57"/>
      <text:p text:style-name="P57"/>
      <text:p text:style-name="P57"/>
      <text:p text:style-name="P57"><text:tab/><text:span text:style-name="T94">Gramática limpia:</text:span></text:p>
      <text:p text:style-name="P57"/>
      <text:p text:style-name="P58"><text:tab/><text:tab/><text:tab/><text:span text:style-name="T32">G = ( V, T, P, S)</text:span></text:p>
      <text:p text:style-name="P12"><text:tab/><text:tab/>V = { <text:span text:style-name="T94">S, A }</text:span></text:p>
      <text:p text:style-name="P31"><text:span text:style-name="T22"><text:tab/><text:tab/>T = { </text:span><text:span text:style-name="T23">0 }</text:span></text:p>
      <text:p text:style-name="P60"><text:tab/><text:tab/><text:tab/>P = { <text:span text:style-name="T94">S</text:span> → <text:span text:style-name="T94">0A, A</text:span> → <text:span text:style-name="T94">0</text:span> | <text:span text:style-name="T94">0A</text:span> }</text:p>
      <text:p text:style-name="P57"/>
      <text:p text:style-name="P57"/>
      <text:p text:style-name="P66"/>
      <text:p text:style-name="P66"/>
      <text:p text:style-name="P66"><text:soft-page-break/></text:p>
      <text:p text:style-name="P66"/>
      <text:p text:style-name="P66"/>
      <text:p text:style-name="P66"/>
      <text:p text:style-name="P66"><text:span text:style-name="T94">7. </text:span>Limpiar<text:span text:style-name="T14"> </text:span>la<text:span text:style-name="T14"> </text:span>gramática:<text:span text:style-name="T14"> </text:span>G=({0,1},{S,<text:span text:style-name="T14"> </text:span>A,<text:span text:style-name="T14"> </text:span>B,<text:span text:style-name="T14"> </text:span>C},<text:span text:style-name="T14"> </text:span>{S<text:span text:style-name="T14"> </text:span>→<text:span text:style-name="T15"> </text:span>0S0 | 0B1| S | A | λ, A →<text:span text:style-name="T16"> </text:span>1A1 | λ, B → 0B1, C → 0B | A0B1 | 0 | 1}, S)</text:p>
      <text:p text:style-name="P66"/>
      <text:p text:style-name="P66"/>
      <text:p text:style-name="P67">S<text:span text:style-name="T14"> </text:span>→<text:span text:style-name="T15"> </text:span>0S0 | <text:span text:style-name="T41">0B1</text:span>| <text:span text:style-name="T41">S</text:span> | A | λ<text:tab/><text:span text:style-name="T94">(S Regla Inecesaria, 0B1(Regla Superflua B))</text:span></text:p>
      <text:p text:style-name="P67">A →<text:span text:style-name="T16"> </text:span>1A1 | λ</text:p>
      <text:p text:style-name="P78">B → 0B1<text:span text:style-name="T43"><text:tab/><text:tab/><text:tab/><text:tab/></text:span><text:span text:style-name="T49">(Regla Superflua)</text:span></text:p>
      <text:p text:style-name="P78">C → 0B | A0B1 | 0 | 1<text:span text:style-name="T43"><text:tab/><text:tab/></text:span><text:span text:style-name="T49">(Símbolo Inaccesible)</text:span></text:p>
      <text:p text:style-name="P66"/>
      <text:p text:style-name="P66"/>
      <text:p text:style-name="P66"><text:tab/><text:span text:style-name="T95">Gramática limpia:</text:span></text:p>
      <text:p text:style-name="P66"/>
      <text:p text:style-name="P68"><text:tab/><text:tab/><text:tab/><text:span text:style-name="T32">G = ( V, T, P, S)</text:span></text:p>
      <text:p text:style-name="P13"><text:tab/><text:tab/>V = { <text:span text:style-name="T94">S, A }</text:span></text:p>
      <text:p text:style-name="P32"><text:span text:style-name="T22"><text:tab/><text:tab/>T = { </text:span><text:span text:style-name="T23">0, </text:span><text:span text:style-name="T24">1</text:span><text:span text:style-name="T23"> }</text:span></text:p>
      <text:p text:style-name="P77"><text:tab/><text:tab/><text:tab/>P = { <text:span text:style-name="T94">S</text:span> → <text:span text:style-name="T94">0S0 | A | λ , A</text:span> → <text:span text:style-name="T95">1A1</text:span> | λ }</text:p>
      <text:p text:style-name="P66"/>
      <text:p text:style-name="P66"/>
      <text:p text:style-name="P66"/>
      <text:p text:style-name="P66"/>
      <text:p text:style-name="P66"/>
      <text:p text:style-name="P66"><text:span text:style-name="T96">8. </text:span>Limpiar<text:span text:style-name="T14"> </text:span>la<text:span text:style-name="T14"> </text:span>gramática:<text:span text:style-name="T14"> </text:span>G=({0,1},{A,<text:span text:style-name="T14"> </text:span>B,<text:span text:style-name="T14"> </text:span>C,<text:span text:style-name="T14"> </text:span>D,<text:span text:style-name="T14"> </text:span>E,<text:span text:style-name="T14"> </text:span>F},<text:span text:style-name="T14"> </text:span>{A<text:span text:style-name="T14"> </text:span>→<text:span text:style-name="T15"> </text:span>A<text:span text:style-name="T14"> </text:span>|<text:span text:style-name="T14"> </text:span>AC<text:span text:style-name="T14"> </text:span>|<text:span text:style-name="T14"> </text:span>D,<text:span text:style-name="T14"> </text:span>B →<text:span text:style-name="T16"> </text:span>A | D | 1, C → EF | 1AFD | C, D → AB | B | 01, E → B | 1B | A, F → 1F | 0C}, A)</text:p>
      <text:p text:style-name="P66"/>
      <text:p text:style-name="P66"/>
      <text:p text:style-name="P69">A<text:span text:style-name="T14"> </text:span>→<text:span text:style-name="T15"> </text:span><text:span text:style-name="T41">A</text:span><text:span text:style-name="T14"> </text:span>|<text:span text:style-name="T14"> </text:span>AC<text:span text:style-name="T14"> </text:span>|<text:span text:style-name="T14"> </text:span>D<text:tab/><text:tab/><text:span text:style-name="T96">(A Regla Inecesaria)</text:span></text:p>
      <text:p text:style-name="P69">B →<text:span text:style-name="T16"> </text:span>A | D | 1</text:p>
      <text:p text:style-name="P69"><text:span text:style-name="T41">C → EF | 1AFD | C<text:tab/></text:span><text:span text:style-name="T43"><text:tab/></text:span><text:span text:style-name="T50">(C Regla Inecesaria – </text:span><text:span text:style-name="T51">Regla Superflua</text:span><text:span text:style-name="T50">)</text:span></text:p>
      <text:p text:style-name="P69">D → AB | B | 01</text:p>
      <text:p text:style-name="P69">E → B | 1B | A</text:p>
      <text:p text:style-name="P79">F → 1F | 0C<text:span text:style-name="T43"><text:tab/><text:tab/><text:tab/></text:span><text:span text:style-name="T51">(Regla Superflua)</text:span></text:p>
      <text:p text:style-name="P81"/>
      <text:p text:style-name="P83"/>
      <text:p text:style-name="P83"/>
      <text:p text:style-name="P83"><text:tab/>Gramática limpia:</text:p>
      <text:p text:style-name="P83"/>
      <text:p text:style-name="P81"><text:span text:style-name="T43"><text:tab/><text:tab/><text:tab/></text:span><text:span text:style-name="T52">G = ( V, T, P, </text:span><text:span text:style-name="T43">A</text:span><text:span text:style-name="T52">)</text:span></text:p>
      <text:p text:style-name="P14"><text:tab/><text:tab/>V = { <text:span text:style-name="T97">A, B, D, E }</text:span></text:p>
      <text:p text:style-name="P33"><text:span text:style-name="T22"><text:tab/><text:tab/>T = { </text:span><text:span text:style-name="T23">0, </text:span><text:span text:style-name="T24">1</text:span><text:span text:style-name="T23"> }</text:span></text:p>
      <text:p text:style-name="P82"><text:span text:style-name="T43"><text:tab/><text:tab/><text:tab/>P = { </text:span><text:span text:style-name="T51">A</text:span><text:span text:style-name="T43"> → </text:span><text:span text:style-name="T51">AC</text:span><text:span text:style-name="T49"> | </text:span><text:span text:style-name="T51">D</text:span><text:span text:style-name="T49">, </text:span><text:span text:style-name="T51">B</text:span><text:span text:style-name="T43"> → </text:span><text:span text:style-name="T53">A</text:span><text:span text:style-name="T43"> | </text:span><text:span text:style-name="T51">D | 1, D</text:span><text:span text:style-name="T43"> → </text:span><text:span text:style-name="T53">A</text:span><text:span text:style-name="T51">B</text:span><text:span text:style-name="T43"> | </text:span><text:span text:style-name="T51">B | 01, </text:span><text:span text:style-name="T55">E</text:span><text:span text:style-name="T54"> → </text:span><text:span text:style-name="T55">B</text:span><text:span text:style-name="T54"> | </text:span><text:span text:style-name="T55">1B | A</text:span><text:span text:style-name="T54"> </text:span><text:span text:style-name="T43">}</text:span></text:p>
      <text:p text:style-name="P66"/>
      <text:p text:style-name="P66"/>
      <text:p text:style-name="P66"/>
      <text:p text:style-name="P66"/>
      <text:p text:style-name="P43"><text:soft-page-break/></text:p>
      <text:p text:style-name="P66"><text:span text:style-name="T97">9. </text:span>Limpiar<text:span text:style-name="T14"> </text:span>la<text:span text:style-name="T14"> </text:span>gramática:<text:span text:style-name="T14"> </text:span>G=({0,1},{S,<text:span text:style-name="T14"> </text:span>A,<text:span text:style-name="T14"> </text:span>B,<text:span text:style-name="T14"> </text:span>C,<text:span text:style-name="T14"> </text:span>D,<text:span text:style-name="T14"> </text:span>E},<text:span text:style-name="T14"> </text:span>{S<text:span text:style-name="T14"> </text:span>→<text:span text:style-name="T15"> </text:span>0A<text:span text:style-name="T14"> </text:span>|<text:span text:style-name="T14"> </text:span>B<text:span text:style-name="T14"> </text:span>|<text:span text:style-name="T14"> </text:span>E, A →<text:span text:style-name="T16"> </text:span>0 | A | 0A, B → 2B | B, C → A1 | E | 2, D → 1C | E | A | 0B, E → 0B1 | 2E3}, S)</text:p>
      <text:p text:style-name="P73"/>
      <text:p text:style-name="P73"/>
      <text:p text:style-name="P70">S<text:span text:style-name="T14"> </text:span>→<text:span text:style-name="T15"> </text:span>0A<text:span text:style-name="T14"> </text:span>|<text:span text:style-name="T14"> </text:span><text:span text:style-name="T41">B</text:span><text:span text:style-name="T14"> </text:span>|<text:span text:style-name="T14"> </text:span><text:span text:style-name="T41">E</text:span><text:span text:style-name="T43"><text:tab/><text:tab/></text:span><text:span text:style-name="T57">(B (Regla Superflua B) - E (Regla Superflua E))</text:span></text:p>
      <text:p text:style-name="P71">A →<text:span text:style-name="T16"> </text:span>0 | <text:span text:style-name="T41">A</text:span> | 0A<text:tab/><text:tab/><text:span text:style-name="T97">(A Regla Inecesaria)</text:span></text:p>
      <text:p text:style-name="P71"><text:span text:style-name="T41">B → 2B | B</text:span><text:span text:style-name="T43"><text:tab/><text:tab/><text:tab/></text:span><text:span text:style-name="T51">(B Regla Inecesaria – </text:span><text:span text:style-name="T57">Regla Superflua</text:span><text:span text:style-name="T51">)</text:span></text:p>
      <text:p text:style-name="P80">C → A1 | E | 2<text:span text:style-name="T43"><text:tab/><text:tab/></text:span><text:span text:style-name="T57">(Símbolo Inaccesible)</text:span></text:p>
      <text:p text:style-name="P80">D → 1C | E | A | 0B<text:span text:style-name="T43"><text:tab/></text:span><text:span text:style-name="T57">(Símbolo Inaccesible)</text:span></text:p>
      <text:p text:style-name="P71"><text:span text:style-name="T41">E → 0B1 | 2E3</text:span><text:tab/><text:tab/><text:span text:style-name="T98">(0B1 (Regla Superflua B) – Regla Superflua)</text:span></text:p>
      <text:p text:style-name="P71"/>
      <text:p text:style-name="P71"/>
      <text:p text:style-name="P71"><text:tab/><text:span text:style-name="T98">Gramática limpia:</text:span></text:p>
      <text:p text:style-name="P45"><text:span text:style-name="T52"/></text:p>
      <text:p text:style-name="P46"><text:span text:style-name="T52"><text:tab/><text:tab/><text:tab/><text:tab/>G = ( V, T, P, </text:span><text:span text:style-name="T57">S</text:span><text:span text:style-name="T52">)</text:span></text:p>
      <text:p text:style-name="P47"><text:span text:style-name="T78"><text:tab/><text:tab/><text:tab/><text:tab/></text:span><text:span text:style-name="T22">V = { S, A }</text:span></text:p>
      <text:p text:style-name="P47"><text:span text:style-name="T22"><text:tab/><text:tab/><text:tab/><text:tab/>T = { </text:span><text:span text:style-name="T23">0 }</text:span></text:p>
      <text:p text:style-name="P47"><text:span text:style-name="T84"><text:tab/><text:tab/><text:tab/><text:tab/></text:span><text:span text:style-name="T78">P = { </text:span><text:span text:style-name="T79">S</text:span><text:span text:style-name="T78"> → </text:span><text:span text:style-name="T79">0A</text:span><text:span text:style-name="T80">, </text:span><text:span text:style-name="T79">A</text:span><text:span text:style-name="T78"> → </text:span><text:span text:style-name="T79">0</text:span><text:span text:style-name="T78"> | </text:span><text:span text:style-name="T81">0A</text:span><text:span text:style-name="T87"> </text:span><text:span text:style-name="T78">}</text:span></text:p>
      <text:p text:style-name="P73"/>
      <text:p text:style-name="P73"/>
      <text:p text:style-name="P73"/>
      <text:p text:style-name="P73"><text:span text:style-name="T99">10. </text:span>Definir el lenguaje generado por la gramática: G=({0, 1}, {A, B, C, S}, { S → 0S0 | 0B1| S | A | λ, A → 1A1 | λ, B → 0B1, C → 0B | A0B1 | 0 | 1 | λ },<text:span text:style-name="T17"> </text:span>S)</text:p>
      <text:p text:style-name="P49"/>
      <text:p text:style-name="P49"/>
      <text:p text:style-name="P49"/>
      <text:p text:style-name="P49"/>
      <text:p text:style-name="P49"/>
      <text:p text:style-name="P74">S → 0S0 | <text:span text:style-name="T41">0B1</text:span><text:span text:style-name="T43"> </text:span>| <text:span text:style-name="T41">S</text:span> | A | λ<text:tab/><text:span text:style-name="T102">(S Regla Inecesaria – 0B1 Regla superflua)</text:span></text:p>
      <text:p text:style-name="P74">A → 1A1 | λ<text:tab/><text:tab/><text:tab/><text:tab/></text:p>
      <text:p text:style-name="P74"><text:span text:style-name="T41">B → 0B1</text:span><text:span text:style-name="T43"><text:tab/><text:tab/><text:tab/><text:tab/></text:span><text:span text:style-name="T69">(Regla superflua)</text:span><text:tab/><text:tab/></text:p>
      <text:p text:style-name="P74"><text:span text:style-name="T41">C → 0B | A0B1 | 0 | 1 | λ</text:span><text:span text:style-name="T43"><text:tab/></text:span><text:span text:style-name="T69">(Símbolo Inaccesible)</text:span></text:p>
      <text:p text:style-name="P74"><text:span text:style-name="T69"/></text:p>
      <text:p text:style-name="P74"><text:span text:style-name="T69"/></text:p>
      <text:p text:style-name="P74"><text:span text:style-name="T69"/></text:p>
      <text:p text:style-name="P74"><text:span text:style-name="T69"><text:tab/>Gramática limpia:</text:span></text:p>
      <text:p text:style-name="P44"><text:span text:style-name="T69"/></text:p>
      <text:p text:style-name="P44"><text:span text:style-name="T69"><text:tab/><text:tab/><text:tab/></text:span><text:span text:style-name="T52">G = ( V, T, P, </text:span><text:span text:style-name="T57">S</text:span><text:span text:style-name="T52">)</text:span></text:p>
      <text:p text:style-name="P34"><text:span text:style-name="T22"><text:tab/><text:tab/><text:tab/>V = { </text:span><text:span text:style-name="T27">S, A }</text:span></text:p>
      <text:p text:style-name="P34"><text:span text:style-name="T27"><text:tab/><text:tab/><text:tab/></text:span><text:span text:style-name="T22">T = { </text:span><text:span text:style-name="T26">0, 1</text:span><text:span text:style-name="T23"> }</text:span></text:p>
      <text:p text:style-name="P34"><text:span text:style-name="T84"><text:tab/><text:tab/><text:tab/></text:span><text:span text:style-name="T78">P = { </text:span><text:span text:style-name="T79">S</text:span><text:span text:style-name="T78"> → </text:span><text:span text:style-name="T79">0S0 | A | λ</text:span><text:span text:style-name="T80">, </text:span><text:span text:style-name="T79">A</text:span><text:span text:style-name="T78"> → </text:span><text:span text:style-name="T81">1A1 | λ</text:span><text:span text:style-name="T87"> </text:span><text:span text:style-name="T78">}</text:span><text:span text:style-name="T82"><text:tab/></text:span><text:span text:style-name="T83">Lenguaje generado:</text:span></text:p>
      <text:p text:style-name="P75"><text:span text:style-name="T70"/></text:p>
      <text:p text:style-name="P76"><text:span text:style-name="T70"><text:tab/><text:tab/><text:tab/><text:tab/><text:tab/><text:tab/><text:tab/><text:tab/><text:tab/>-L</text:span><text:span text:style-name="T71"> </text:span><text:span text:style-name="T70">= { 0</text:span><text:span text:style-name="T73">n</text:span><text:span text:style-name="T63">1</text:span><text:span text:style-name="T72">m</text:span><text:span text:style-name="T70">1</text:span><text:span text:style-name="T72">m</text:span><text:span text:style-name="T62">0</text:span><text:span text:style-name="T73">n <text:s/></text:span><text:span text:style-name="T70">/</text:span><text:span text:style-name="T74"> n,m &gt;= 0</text:span><text:span text:style-name="T75"> </text:span><text:span text:style-name="T70">}</text:span></text:p>
      <text:p text:style-name="P49"><text:soft-page-break/></text:p>
      <text:p text:style-name="P49"/>
      <text:p text:style-name="P49"><text:span text:style-name="T100">11. </text:span>Definir el lenguaje generado por la gramática: G=({0, 1}, {A, B, C, S}, {S → 00S11 |<text:span text:style-name="T18"> </text:span>A0 | 1B1 | D0A | 1, A → AB0 | A0| D1 , D → 0D | 0A }, S)</text:p>
      <text:p text:style-name="P49"/>
      <text:p text:style-name="P49"/>
      <text:p text:style-name="P50">S → 00S11 |<text:span text:style-name="T18"> </text:span>A0 | <text:span text:style-name="T41">1B1</text:span> | D0A | 1 <text:span text:style-name="T103">(1B1 B no existe y todas son reglas superfluas)</text:span></text:p>
      <text:p text:style-name="P50">A → AB0 | A0| D1</text:p>
      <text:p text:style-name="P50">D → 0D | 0A </text:p>
      <text:p text:style-name="P50"/>
      <text:p text:style-name="P50"/>
      <text:p text:style-name="P50"/>
      <text:p text:style-name="P50"/>
      <text:p text:style-name="P50"/>
      <text:p text:style-name="P50"><text:span text:style-name="T100">12. </text:span>Describe la gramática generadora de L(G) =<text:span text:style-name="T8"> </text:span>0<text:span text:style-name="T1">3n+1</text:span>1<text:span text:style-name="T1">3n+1</text:span></text:p>
      <text:p text:style-name="P51"/>
      <text:p text:style-name="P8"><text:span text:style-name="T52"><text:tab/>G = ( V, T, P, </text:span><text:span text:style-name="T68">S</text:span><text:span text:style-name="T52">)</text:span></text:p>
      <text:p text:style-name="P34"><text:span text:style-name="T22"><text:tab/>V = { </text:span><text:span text:style-name="T25">S }</text:span></text:p>
      <text:p text:style-name="P34"><text:span text:style-name="T25"><text:tab/></text:span><text:span text:style-name="T22">T = { </text:span><text:span text:style-name="T23">0, </text:span><text:span text:style-name="T24">1</text:span><text:span text:style-name="T23"> }</text:span></text:p>
      <text:p text:style-name="P34"><text:span text:style-name="T66"><text:tab/></text:span><text:span text:style-name="T64">P = { s → 01</text:span><text:span text:style-name="T65"> | </text:span><text:span text:style-name="T64">000S111</text:span><text:span text:style-name="T67"> </text:span><text:span text:style-name="T64">}</text:span></text:p>
      <text:p text:style-name="P84"/>
      <text:p text:style-name="P84"/>
      <text:p text:style-name="P84"/>
      <text:p text:style-name="P72"><text:span text:style-name="T59">13. </text:span>Describe la gramática generadora de L(G)={ a<text:span text:style-name="T1">i</text:span>b<text:span text:style-name="T1">j</text:span>c / i=2n para n&gt;0, j=3m,<text:span text:style-name="T8"> </text:span>m&gt;=0}</text:p>
      <text:p text:style-name="P72"/>
      <text:p text:style-name="P8"><text:span text:style-name="T52"><text:tab/>G = ( V, T, P, </text:span><text:span text:style-name="T68">S </text:span><text:span text:style-name="T52">)</text:span></text:p>
      <text:p text:style-name="P15"><text:tab/>V = { <text:span text:style-name="T100">S }</text:span></text:p>
      <text:p text:style-name="P34"><text:span text:style-name="T22"><text:tab/>T = { </text:span><text:span text:style-name="T25">a, b, c</text:span><text:span text:style-name="T23"> }</text:span></text:p>
      <text:p text:style-name="P34"><text:span text:style-name="T84"><text:tab/></text:span><text:span text:style-name="T78">P = { </text:span><text:span text:style-name="T85">A</text:span><text:span text:style-name="T78"> → </text:span><text:span text:style-name="T85">AC</text:span><text:span text:style-name="T80"> | </text:span><text:span text:style-name="T85">D</text:span><text:span text:style-name="T80">, </text:span><text:span text:style-name="T85">B</text:span><text:span text:style-name="T78"> → </text:span><text:span text:style-name="T86">A</text:span><text:span text:style-name="T78"> | </text:span><text:span text:style-name="T85">D | 1, D</text:span><text:span text:style-name="T78"> → </text:span><text:span text:style-name="T86">A</text:span><text:span text:style-name="T85">B</text:span><text:span text:style-name="T78"> | </text:span><text:span text:style-name="T85">B | 01, </text:span><text:span text:style-name="T88">E</text:span><text:span text:style-name="T87"> → </text:span><text:span text:style-name="T88">B</text:span><text:span text:style-name="T87"> | </text:span><text:span text:style-name="T88">1B | A</text:span><text:span text:style-name="T87"> </text:span><text:span text:style-name="T78">}</text:span></text:p>
      <text:p text:style-name="P48"><text:span text:style-name="T43"/></text:p>
      <text:p text:style-name="P48"><text:span text:style-name="T43"/></text:p>
      <text:p text:style-name="P48"><text:span text:style-name="T43"/></text:p>
      <text:p text:style-name="P48"><text:span text:style-name="T70">14. </text:span><text:span text:style-name="T43">Describe el lenguaje generado por la gramática: G=({S}, {0,1}, {S </text:span><text:span text:style-name="T76">→ </text:span><text:span text:style-name="T43">00S11 </text:span><text:span text:style-name="T70">| </text:span><text:span text:style-name="T43">1 },</text:span><text:span text:style-name="T77"> </text:span><text:span text:style-name="T43">S)</text:span></text:p>
      <text:p text:style-name="P48"><text:span text:style-name="T43"/></text:p>
      <text:p text:style-name="P48"><text:span text:style-name="T43"/></text:p>
      <text:p text:style-name="P48"><text:span text:style-name="T43"><text:tab/></text:span><text:span text:style-name="T70">-L</text:span><text:span text:style-name="T71"> </text:span><text:span text:style-name="T70">= { 0</text:span><text:span text:style-name="T73">n</text:span><text:span text:style-name="T63">1</text:span><text:span text:style-name="T72">m</text:span><text:span text:style-name="T70">1</text:span><text:span text:style-name="T72">m</text:span><text:span text:style-name="T73"> </text:span><text:span text:style-name="T70">/</text:span><text:span text:style-name="T74"> n,m &gt;= 0</text:span><text:span text:style-name="T75"> </text:span><text:span text:style-name="T70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 Mono" svg:font-family="'Ubuntu Mono'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72in" fo:margin-right="0in" fo:margin-top="0.0366in" fo:margin-bottom="0in" loext:contextual-spacing="false" fo:text-indent="-0.4898in" style:auto-text-indent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ListLabel_20_1" style:display-name="ListLabel 1" style:family="text">
      <style:text-properties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 style:text-scale="100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 text:start-value="3">
        <style:list-level-properties text:list-level-position-and-space-mode="label-alignment">
          <style:list-level-label-alignment text:label-followed-by="listtab" fo:text-indent="-0.2925in" fo:margin-left="0.572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925in" fo:margin-left="1.1945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925in" fo:margin-left="1.8193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925in" fo:margin-left="2.4445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925in" fo:margin-left="3.0693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925in" fo:margin-left="3.6945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925in" fo:margin-left="4.3193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925in" fo:margin-left="4.9445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925in" fo:margin-left="5.5693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16:37:37.605664894</meta:creation-date>
    <dc:date>2018-02-08T17:46:37.806768905</dc:date>
    <meta:editing-duration>PT2H36M19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6" meta:paragraph-count="124" meta:word-count="1522" meta:character-count="5177" meta:non-whitespace-character-count="3574"/>
  </office:meta>
</office:document-meta>
</file>